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1'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3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5.198in"/>
    </style:style>
    <style:style style:name="co5" style:family="table-column">
      <style:table-column-properties fo:break-before="auto" style:column-width="0.9165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5728in"/>
    </style:style>
    <style:style style:name="co10" style:family="table-column">
      <style:table-column-properties fo:break-before="auto" style:column-width="1.7146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1.40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9900"/>
    </style:style>
    <style:style style:name="ce5" style:family="table-cell" style:parent-style-name="Default" style:data-style-name="N0">
      <style:table-cell-properties fo:background-color="#00b050"/>
    </style:style>
    <style:style style:name="ce6" style:family="table-cell" style:parent-style-name="Default" style:data-style-name="N0">
      <style:table-cell-properties fo:background-color="#bfbfbf"/>
    </style:style>
    <style:style style:name="ce7" style:family="table-cell" style:parent-style-name="Default" style:data-style-name="N0">
      <style:table-cell-properties fo:background-color="#83d5d9"/>
    </style:style>
    <style:style style:name="ce8" style:family="table-cell" style:parent-style-name="常规_20_3" style:data-style-name="N0">
      <style:table-cell-properties fo:background-color="#83d5d9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9" style:family="table-cell" style:parent-style-name="常规_20_3" style:data-style-name="N0">
      <style:table-cell-properties fo:background-color="#ffff00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1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ackground-color="#0084d1" style:text-align-source="fix" style:repeat-content="false" fo:border="0.06pt solid #000000" fo:padding-bottom="0.0138in" fo:padding-left="0.0138in" fo:padding-right="0in" fo:padding-top="0.0138in" style:vertical-align="top"/>
      <style:paragraph-properties fo:text-align="end"/>
      <style:text-properties fo:color="#ffffff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099"/>
  </office:automatic-styles>
  <office:body>
    <office:spreadsheet>
      <table:calculation-settings table:case-sensitive="false" table:search-criteria-must-apply-to-whole-cell="false"/>
      <table:table table:name="Master_Fi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table/files/LNA_DC_Test.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table/files/LNA_RF_FT_Test.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table/files/LNA_CalJudge.od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ftware_Bins" table:style-name="ta2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7" table:default-cell-style-name="ce2"/>
        <table:table-column table:style-name="co3" table:default-cell-style-name="ce2"/>
        <table:table-row table:style-name="ro2">
          <table:table-cell table:style-name="ce1" office:value-type="string" calcext:value-type="string">
            <text:p>Software Bin Name</text:p>
          </table:table-cell>
          <table:table-cell table:style-name="ce1" office:value-type="string" calcext:value-type="string">
            <text:p>Software Bin</text:p>
          </table:table-cell>
          <table:table-cell table:style-name="ce1" office:value-type="string" calcext:value-type="string">
            <text:p>Hardware Bin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Priority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assAllTest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OWER_SHORT_VDD1P8_FAILED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OWER_SHORT_VIO_FAILED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S_POST_VDD1P8_FAILED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S_POST_VDDIO_FAILED</text:p>
          </table:table-cell>
          <table:table-cell office:value-type="float" office:value="2040" calcext:value-type="float">
            <text:p>204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VSS_FUNC_FAILED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VDD_FUNC_FAILED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VDD_Open_FAILED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VDD_Short_FAILED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VSS_Open_FAILED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S_VSS_Short_FAILED</text:p>
          </table:table-cell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OS_CIK_N_FAILED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DATA_N_FAILED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USID0_N_FAILED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CLK_P_FAILED</text:p>
          </table:table-cell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DATA_P_FAILED</text:p>
          </table:table-cell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S_USID0_P_FAILED</text:p>
          </table:table-cell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IIH_CLK_FAILED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IH_DATA_FAILED</text:p>
          </table:table-cell>
          <table:table-cell office:value-type="float" office:value="3010" calcext:value-type="float">
            <text:p>301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IH_USID0_FAILED</text:p>
          </table:table-cell>
          <table:table-cell office:value-type="float" office:value="3020" calcext:value-type="float">
            <text:p>302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IH_ATEST_FAILED</text:p>
          </table:table-cell>
          <table:table-cell office:value-type="float" office:value="3030" calcext:value-type="float">
            <text:p>303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IL_CLK_FAILED</text:p>
          </table:table-cell>
          <table:table-cell office:value-type="float" office:value="3040" calcext:value-type="float">
            <text:p>304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IL_DATA_FAILED</text:p>
          </table:table-cell>
          <table:table-cell office:value-type="float" office:value="3050" calcext:value-type="float">
            <text:p>305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IL_USID0_FAILED</text:p>
          </table:table-cell>
          <table:table-cell office:value-type="float" office:value="3060" calcext:value-type="float">
            <text:p>306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IL_ATEST_FAILED</text:p>
          </table:table-cell>
          <table:table-cell office:value-type="float" office:value="3070" calcext:value-type="float">
            <text:p>307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GROSS_VDD1P8_FAILED</text:p>
          </table:table-cell>
          <table:table-cell office:value-type="float" office:value="3080" calcext:value-type="float">
            <text:p>308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ROSS_VIO_FAILED</text:p>
          </table:table-cell>
          <table:table-cell office:value-type="float" office:value="3090" calcext:value-type="float">
            <text:p>309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LNA_OFF_CURRENT_VDD1P8_FAILED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NA_OFF_CURRENT_VDDIO_FAILED</text:p>
          </table:table-cell>
          <table:table-cell office:value-type="float" office:value="3110" calcext:value-type="float">
            <text:p>311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LOADBOARD_ID_FAILED</text:p>
          </table:table-cell>
          <table:table-cell office:value-type="float" office:value="3120" calcext:value-type="float">
            <text:p>312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ATEST_CURRENT_FAILED</text:p>
          </table:table-cell>
          <table:table-cell office:value-type="float" office:value="3130" calcext:value-type="float">
            <text:p>313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P_ID_FAILED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RODUCT_ID_FAILED</text:p>
          </table:table-cell>
          <table:table-cell office:value-type="float" office:value="4010" calcext:value-type="float">
            <text:p>401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ANUFACTURER_ID_FAILED</text:p>
          </table:table-cell>
          <table:table-cell office:value-type="float" office:value="4020" calcext:value-type="float">
            <text:p>402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SID_SET_0_CHECK_FAILED</text:p>
          </table:table-cell>
          <table:table-cell office:value-type="float" office:value="4021" calcext:value-type="float">
            <text:p>402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MIPI_minVoltage_FAILED</text:p>
          </table:table-cell>
          <table:table-cell office:value-type="float" office:value="4024" calcext:value-type="float">
            <text:p>402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READ_REGISTERS_POR15dB_FAILED</text:p>
          </table:table-cell>
          <table:table-cell office:value-type="float" office:value="4070" calcext:value-type="float">
            <text:p>407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R_ST_TIME_FAILED</text:p>
          </table:table-cell>
          <table:table-cell office:value-type="float" office:value="4080" calcext:value-type="float">
            <text:p>408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USID_FUNCTION_0_0x18_FAILED</text:p>
          </table:table-cell>
          <table:table-cell office:value-type="float" office:value="4030" calcext:value-type="float">
            <text:p>403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ID_FUNCTION_1_0x1D_FAILED</text:p>
          </table:table-cell>
          <table:table-cell office:value-type="float" office:value="4040" calcext:value-type="float">
            <text:p>404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DFT_13step_001_FAILED</text:p>
          </table:table-cell>
          <table:table-cell office:value-type="float" office:value="4100" calcext:value-type="float">
            <text:p>410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FT_FUNCTIONTEST2_FAILED</text:p>
          </table:table-cell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FT_FUNCTIONTEST3_FAILED</text:p>
          </table:table-cell>
          <table:table-cell office:value-type="float" office:value="4120" calcext:value-type="float">
            <text:p>412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FT_usid_prg_test_000_FAILED</text:p>
          </table:table-cell>
          <table:table-cell office:value-type="float" office:value="4130" calcext:value-type="float">
            <text:p>413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FT_usid_prg_test_001_FAILED</text:p>
          </table:table-cell>
          <table:table-cell office:value-type="float" office:value="4140" calcext:value-type="float">
            <text:p>414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LB1_IN1_LB_OUT_B5_HG1_OPA_IDD_FAILED</text:p>
          </table:table-cell>
          <table:table-cell office:value-type="float" office:value="5009" calcext:value-type="float">
            <text:p>500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1_LB_OUT_B5_HG1_OPA_Gain_HG1_FAILED</text:p>
          </table:table-cell>
          <table:table-cell table:style-name="ce10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1_LB_OUT_B5_HG1_OPA_Gain_Sweep1_FAILED</text:p>
          </table:table-cell>
          <table:table-cell office:value-type="float" office:value="5001" calcext:value-type="float">
            <text:p>500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1_LB_OUT_B5_HG1_OPA_Gain_Sweep2_FAILED</text:p>
          </table:table-cell>
          <table:table-cell office:value-type="float" office:value="5002" calcext:value-type="float">
            <text:p>500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1_LB_OUT_B5_HG1_OPA_Gain_Sweep3_FAILED</text:p>
          </table:table-cell>
          <table:table-cell office:value-type="float" office:value="5003" calcext:value-type="float">
            <text:p>500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1_LB_OUT_B5_HG1_OPA_Gain_Sweep4_FAILED</text:p>
          </table:table-cell>
          <table:table-cell office:value-type="float" office:value="5004" calcext:value-type="float">
            <text:p>500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1_LB_OUT_B5_HG1_OPA_Gain_Sweep5_FAILED</text:p>
          </table:table-cell>
          <table:table-cell office:value-type="float" office:value="5005" calcext:value-type="float">
            <text:p>50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1_LB_OUT_B5_HG1_OPA_IIP3_FAILED</text:p>
          </table:table-cell>
          <table:table-cell office:value-type="float" office:value="5008" calcext:value-type="float">
            <text:p>500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1_LB_OUT_B5_LP_OPA_IDD_FAILED</text:p>
          </table:table-cell>
          <table:table-cell office:value-type="float" office:value="5019" calcext:value-type="float">
            <text:p>501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1_LB_OUT_B5_LP_OPA_Gain_MLP_FAILED</text:p>
          </table:table-cell>
          <table:table-cell table:style-name="ce10" office:value-type="float" office:value="5010" calcext:value-type="float">
            <text:p>50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1_LB_OUT_B5_LP_OPA_IIP3_FAILED</text:p>
          </table:table-cell>
          <table:table-cell office:value-type="float" office:value="5018" calcext:value-type="float">
            <text:p>501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1_LB_OUT_B5_HG1_OPB_IDD_FAILED</text:p>
          </table:table-cell>
          <table:table-cell office:value-type="float" office:value="5029" calcext:value-type="float">
            <text:p>502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1_LB_OUT_B5_HG1_OPB_Gain_HG1_FAILED</text:p>
          </table:table-cell>
          <table:table-cell table:style-name="ce10" office:value-type="float" office:value="5020" calcext:value-type="float">
            <text:p>502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1_LB_OUT_B5_LG_OPA_Gain_LG3_FAILED</text:p>
          </table:table-cell>
          <table:table-cell table:style-name="ce10" office:value-type="float" office:value="5030" calcext:value-type="float">
            <text:p>503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1_LB_OUT_B5_LG_OPA_Gain_LG4_FAILED</text:p>
          </table:table-cell>
          <table:table-cell table:style-name="ce10" office:value-type="float" office:value="5040" calcext:value-type="float">
            <text:p>504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1_LB_OUT_B5_LG_OPA_GSTEP_LG3_FAILED</text:p>
          </table:table-cell>
          <table:table-cell office:value-type="float" office:value="5031" calcext:value-type="float">
            <text:p>503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1_LB_OUT_B5_LG_OPA_GSTEP_LG4_FAILED</text:p>
          </table:table-cell>
          <table:table-cell office:value-type="float" office:value="5041" calcext:value-type="float">
            <text:p>504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2_LB_OUT_B28_HG1_OPA_IDD_FAILED</text:p>
          </table:table-cell>
          <table:table-cell office:value-type="float" office:value="5059" calcext:value-type="float">
            <text:p>505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Gain_HG1_FAILED</text:p>
          </table:table-cell>
          <table:table-cell table:style-name="ce10" office:value-type="float" office:value="5050" calcext:value-type="float">
            <text:p>50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Gain_Sweep1_FAILED</text:p>
          </table:table-cell>
          <table:table-cell office:value-type="float" office:value="5051" calcext:value-type="float">
            <text:p>505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Gain_Sweep2_FAILED</text:p>
          </table:table-cell>
          <table:table-cell office:value-type="float" office:value="5052" calcext:value-type="float">
            <text:p>505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Gain_Sweep3_FAILED</text:p>
          </table:table-cell>
          <table:table-cell office:value-type="float" office:value="5053" calcext:value-type="float">
            <text:p>505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Gain_Sweep4_FAILED</text:p>
          </table:table-cell>
          <table:table-cell office:value-type="float" office:value="5054" calcext:value-type="float">
            <text:p>505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Gain_Sweep5_FAILED</text:p>
          </table:table-cell>
          <table:table-cell office:value-type="float" office:value="5055" calcext:value-type="float">
            <text:p>505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H3_FAILED</text:p>
          </table:table-cell>
          <table:table-cell office:value-type="float" office:value="5057" calcext:value-type="float">
            <text:p>5057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IIP3_FAILED</text:p>
          </table:table-cell>
          <table:table-cell office:value-type="float" office:value="5058" calcext:value-type="float">
            <text:p>505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2_LB_OUT_B28_LP_OPA_IDD_FAILED</text:p>
          </table:table-cell>
          <table:table-cell office:value-type="float" office:value="5069" calcext:value-type="float">
            <text:p>506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2_LB_OUT_B28_LP_OPA_Gain_MLP_FAILED</text:p>
          </table:table-cell>
          <table:table-cell table:style-name="ce10" office:value-type="float" office:value="5060" calcext:value-type="float">
            <text:p>506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2_LB_OUT_B28_LP_OPA_IIP3_FAILED</text:p>
          </table:table-cell>
          <table:table-cell office:value-type="float" office:value="5068" calcext:value-type="float">
            <text:p>506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2_LB_OUT_B28_HG1_OPB_IDD_FAILED</text:p>
          </table:table-cell>
          <table:table-cell office:value-type="float" office:value="5079" calcext:value-type="float">
            <text:p>507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2_LB_OUT_B28_HG1_OPB_Gain_HG1_FAILED</text:p>
          </table:table-cell>
          <table:table-cell table:style-name="ce10" office:value-type="float" office:value="5070" calcext:value-type="float">
            <text:p>507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2_LB_OUT_B28_LG_OPA_Gain_LG3_FAILED</text:p>
          </table:table-cell>
          <table:table-cell table:style-name="ce10" office:value-type="float" office:value="5080" calcext:value-type="float">
            <text:p>508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2_LB_OUT_B28_LG_OPA_Gain_LG4_FAILED</text:p>
          </table:table-cell>
          <table:table-cell table:style-name="ce10" office:value-type="float" office:value="5090" calcext:value-type="float">
            <text:p>509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2_LB_OUT_B28_LG_OPA_GSTEP_LG3_FAILED</text:p>
          </table:table-cell>
          <table:table-cell office:value-type="float" office:value="5081" calcext:value-type="float">
            <text:p>508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2_LB_OUT_B28_LG_OPA_GSTEP_LG4_FAILED</text:p>
          </table:table-cell>
          <table:table-cell office:value-type="float" office:value="5091" calcext:value-type="float">
            <text:p>509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3_LB_OUT_B8_HG1_OPA_IDD_FAILED</text:p>
          </table:table-cell>
          <table:table-cell office:value-type="float" office:value="5109" calcext:value-type="float">
            <text:p>510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HG1_OPA_Gain_HG1_FAILED</text:p>
          </table:table-cell>
          <table:table-cell table:style-name="ce10"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HG1_OPA_Gain_Sweep1_FAILED</text:p>
          </table:table-cell>
          <table:table-cell office:value-type="float" office:value="5101" calcext:value-type="float">
            <text:p>510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HG1_OPA_Gain_Sweep2_FAILED</text:p>
          </table:table-cell>
          <table:table-cell office:value-type="float" office:value="5102" calcext:value-type="float">
            <text:p>510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HG1_OPA_Gain_Sweep3_FAILED</text:p>
          </table:table-cell>
          <table:table-cell office:value-type="float" office:value="5103" calcext:value-type="float">
            <text:p>510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HG1_OPA_Gain_Sweep4_FAILED</text:p>
          </table:table-cell>
          <table:table-cell office:value-type="float" office:value="5104" calcext:value-type="float">
            <text:p>510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HG1_OPA_Gain_Sweep5_FAILED</text:p>
          </table:table-cell>
          <table:table-cell office:value-type="float" office:value="5105" calcext:value-type="float">
            <text:p>51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HG1_OPA_H3_FAILED</text:p>
          </table:table-cell>
          <table:table-cell office:value-type="float" office:value="5107" calcext:value-type="float">
            <text:p>5107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HG1_OPA_IIP3_FAILED</text:p>
          </table:table-cell>
          <table:table-cell office:value-type="float" office:value="5108" calcext:value-type="float">
            <text:p>510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3_LB_OUT_B8_LP_OPA_IDD_FAILED</text:p>
          </table:table-cell>
          <table:table-cell office:value-type="float" office:value="5119" calcext:value-type="float">
            <text:p>511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3_LB_OUT_B8_LP_OPA_Gain_MLP_FAILED</text:p>
          </table:table-cell>
          <table:table-cell table:style-name="ce10" office:value-type="float" office:value="5110" calcext:value-type="float">
            <text:p>51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3_LB_OUT_B8_LP_OPA_IIP3_FAILED</text:p>
          </table:table-cell>
          <table:table-cell office:value-type="float" office:value="5118" calcext:value-type="float">
            <text:p>511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3_LB_OUT_B8_HG1_OPB_IDD_FAILED</text:p>
          </table:table-cell>
          <table:table-cell office:value-type="float" office:value="5129" calcext:value-type="float">
            <text:p>512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3_LB_OUT_B8_HG1_OPB_Gain_HG1_FAILED</text:p>
          </table:table-cell>
          <table:table-cell table:style-name="ce10" office:value-type="float" office:value="5120" calcext:value-type="float">
            <text:p>512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3_LB_OUT_B8_LG_OPA_Gain_LG3_FAILED</text:p>
          </table:table-cell>
          <table:table-cell table:style-name="ce10" office:value-type="float" office:value="5130" calcext:value-type="float">
            <text:p>513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3_LB_OUT_B8_LG_OPA_Gain_LG4_FAILED</text:p>
          </table:table-cell>
          <table:table-cell table:style-name="ce10" office:value-type="float" office:value="5140" calcext:value-type="float">
            <text:p>514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3_LB_OUT_B8_LG_OPA_GSTEP_LG3_FAILED</text:p>
          </table:table-cell>
          <table:table-cell office:value-type="float" office:value="5131" calcext:value-type="float">
            <text:p>513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3_LB_OUT_B8_LG_OPA_GSTEP_LG4_FAILED</text:p>
          </table:table-cell>
          <table:table-cell office:value-type="float" office:value="5141" calcext:value-type="float">
            <text:p>514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4_LB_OUT_B13_HG1_OPA_IDD_FAILED</text:p>
          </table:table-cell>
          <table:table-cell office:value-type="float" office:value="5159" calcext:value-type="float">
            <text:p>515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HG1_OPA_Gain_HG1_FAILED</text:p>
          </table:table-cell>
          <table:table-cell table:style-name="ce10" office:value-type="float" office:value="5150" calcext:value-type="float">
            <text:p>51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HG1_OPA_Gain_Sweep1_FAILED</text:p>
          </table:table-cell>
          <table:table-cell office:value-type="float" office:value="5151" calcext:value-type="float">
            <text:p>515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HG1_OPA_Gain_Sweep2_FAILED</text:p>
          </table:table-cell>
          <table:table-cell office:value-type="float" office:value="5152" calcext:value-type="float">
            <text:p>515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HG1_OPA_Gain_Sweep3_FAILED</text:p>
          </table:table-cell>
          <table:table-cell office:value-type="float" office:value="5153" calcext:value-type="float">
            <text:p>515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HG1_OPA_Gain_Sweep4_FAILED</text:p>
          </table:table-cell>
          <table:table-cell office:value-type="float" office:value="5154" calcext:value-type="float">
            <text:p>515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HG1_OPA_Gain_Sweep5_FAILED</text:p>
          </table:table-cell>
          <table:table-cell office:value-type="float" office:value="5155" calcext:value-type="float">
            <text:p>515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HG1_OPA_IIP3_FAILED</text:p>
          </table:table-cell>
          <table:table-cell office:value-type="float" office:value="5158" calcext:value-type="float">
            <text:p>515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4_LB_OUT_B13_LP_OPA_IDD_FAILED</text:p>
          </table:table-cell>
          <table:table-cell office:value-type="float" office:value="5169" calcext:value-type="float">
            <text:p>516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4_LB_OUT_B13_LP_OPA_Gain_MLP_FAILED</text:p>
          </table:table-cell>
          <table:table-cell table:style-name="ce10" office:value-type="float" office:value="5160" calcext:value-type="float">
            <text:p>516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4_LB_OUT_B13_LP_OPA_IIP3_FAILED</text:p>
          </table:table-cell>
          <table:table-cell office:value-type="float" office:value="5168" calcext:value-type="float">
            <text:p>516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4_LB_OUT_B13_HG1_OPB_IDD_FAILED</text:p>
          </table:table-cell>
          <table:table-cell office:value-type="float" office:value="5179" calcext:value-type="float">
            <text:p>517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4_LB_OUT_B13_HG1_OPB_Gain_HG1_FAILED</text:p>
          </table:table-cell>
          <table:table-cell table:style-name="ce10" office:value-type="float" office:value="5170" calcext:value-type="float">
            <text:p>517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4_LB_OUT_B13_LG_OPA_Gain_LG3_FAILED</text:p>
          </table:table-cell>
          <table:table-cell table:style-name="ce10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4_LB_OUT_B13_LG_OPA_Gain_LG4_FAILED</text:p>
          </table:table-cell>
          <table:table-cell table:style-name="ce10" office:value-type="float" office:value="5190" calcext:value-type="float">
            <text:p>519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4_LB_OUT_B13_LG_OPA_GSTEP_LG3_FAILED</text:p>
          </table:table-cell>
          <table:table-cell office:value-type="float" office:value="5181" calcext:value-type="float">
            <text:p>518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4_LB_OUT_B13_LG_OPA_GSTEP_LG4_FAILED</text:p>
          </table:table-cell>
          <table:table-cell office:value-type="float" office:value="5191" calcext:value-type="float">
            <text:p>519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5_LB_OUT_B20_HG1_OPA_IDD_FAILED</text:p>
          </table:table-cell>
          <table:table-cell office:value-type="float" office:value="5209" calcext:value-type="float">
            <text:p>520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Gain_HG1_FAILED</text:p>
          </table:table-cell>
          <table:table-cell table:style-name="ce10" office:value-type="float" office:value="5200" calcext:value-type="float">
            <text:p>52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Gain_Sweep1_FAILED</text:p>
          </table:table-cell>
          <table:table-cell office:value-type="float" office:value="5201" calcext:value-type="float">
            <text:p>520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Gain_Sweep2_FAILED</text:p>
          </table:table-cell>
          <table:table-cell office:value-type="float" office:value="5202" calcext:value-type="float">
            <text:p>520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Gain_Sweep3_FAILED</text:p>
          </table:table-cell>
          <table:table-cell office:value-type="float" office:value="5203" calcext:value-type="float">
            <text:p>520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Gain_Sweep4_FAILED</text:p>
          </table:table-cell>
          <table:table-cell office:value-type="float" office:value="5204" calcext:value-type="float">
            <text:p>520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Gain_Sweep5_FAILED</text:p>
          </table:table-cell>
          <table:table-cell office:value-type="float" office:value="5205" calcext:value-type="float">
            <text:p>52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IIP3_FAILED</text:p>
          </table:table-cell>
          <table:table-cell office:value-type="float" office:value="5208" calcext:value-type="float">
            <text:p>520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5_LB_OUT_B20_LP_OPA_IDD_FAILED</text:p>
          </table:table-cell>
          <table:table-cell office:value-type="float" office:value="5219" calcext:value-type="float">
            <text:p>521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5_LB_OUT_B20_LP_OPA_Gain_MLP_FAILED</text:p>
          </table:table-cell>
          <table:table-cell table:style-name="ce10" office:value-type="float" office:value="5210" calcext:value-type="float">
            <text:p>52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B1_IN5_LB_OUT_B20_LP_OPA_IIP3_FAILED</text:p>
          </table:table-cell>
          <table:table-cell office:value-type="float" office:value="5218" calcext:value-type="float">
            <text:p>521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5_LB_OUT_B20_HG1_OPB_IDD_FAILED</text:p>
          </table:table-cell>
          <table:table-cell office:value-type="float" office:value="5229" calcext:value-type="float">
            <text:p>522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B1_IN5_LB_OUT_B20_HG1_OPB_Gain_HG1_FAILED</text:p>
          </table:table-cell>
          <table:table-cell table:style-name="ce10" office:value-type="float" office:value="5220" calcext:value-type="float">
            <text:p>522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5_LB_OUT_B20_LG_OPA_Gain_LG3_FAILED</text:p>
          </table:table-cell>
          <table:table-cell table:style-name="ce10" office:value-type="float" office:value="5230" calcext:value-type="float">
            <text:p>523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5_LB_OUT_B20_LG_OPA_Gain_LG4_FAILED</text:p>
          </table:table-cell>
          <table:table-cell table:style-name="ce10" office:value-type="float" office:value="5240" calcext:value-type="float">
            <text:p>524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5_LB_OUT_B20_LG_OPA_GSTEP_LG3_FAILED</text:p>
          </table:table-cell>
          <table:table-cell office:value-type="float" office:value="5231" calcext:value-type="float">
            <text:p>523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B1_IN5_LB_OUT_B20_LG_OPA_GSTEP_LG4_FAILED</text:p>
          </table:table-cell>
          <table:table-cell office:value-type="float" office:value="5241" calcext:value-type="float">
            <text:p>524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B1_IN1_MHB1_OUT_B40_HG1_OPA_IDD_FAILED</text:p>
          </table:table-cell>
          <table:table-cell office:value-type="float" office:value="5259" calcext:value-type="float">
            <text:p>525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Gain_HG1_FAILED</text:p>
          </table:table-cell>
          <table:table-cell table:style-name="ce10" office:value-type="float" office:value="5250" calcext:value-type="float">
            <text:p>52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Gain_Sweep1_FAILED</text:p>
          </table:table-cell>
          <table:table-cell office:value-type="float" office:value="5251" calcext:value-type="float">
            <text:p>525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Gain_Sweep2_FAILED</text:p>
          </table:table-cell>
          <table:table-cell office:value-type="float" office:value="5252" calcext:value-type="float">
            <text:p>525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Gain_Sweep3_FAILED</text:p>
          </table:table-cell>
          <table:table-cell office:value-type="float" office:value="5253" calcext:value-type="float">
            <text:p>525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Gain_Sweep4_FAILED</text:p>
          </table:table-cell>
          <table:table-cell office:value-type="float" office:value="5254" calcext:value-type="float">
            <text:p>525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Gain_Sweep5_FAILED</text:p>
          </table:table-cell>
          <table:table-cell office:value-type="float" office:value="5255" calcext:value-type="float">
            <text:p>525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IIP3_FAILED</text:p>
          </table:table-cell>
          <table:table-cell office:value-type="float" office:value="5258" calcext:value-type="float">
            <text:p>525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1_IN1_MHB1_OUT_B40_LP_OPA_IDD_FAILED</text:p>
          </table:table-cell>
          <table:table-cell office:value-type="float" office:value="5269" calcext:value-type="float">
            <text:p>526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1_IN1_MHB1_OUT_B40_LP_OPA_Gain_MLP_FAILED</text:p>
          </table:table-cell>
          <table:table-cell table:style-name="ce10" office:value-type="float" office:value="5260" calcext:value-type="float">
            <text:p>526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1_IN1_MHB1_OUT_B40_LP_OPA_IIP3_FAILED</text:p>
          </table:table-cell>
          <table:table-cell office:value-type="float" office:value="5268" calcext:value-type="float">
            <text:p>526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1_IN1_MHB1_OUT_B40_HG1_OPB_IDD_FAILED</text:p>
          </table:table-cell>
          <table:table-cell office:value-type="float" office:value="5279" calcext:value-type="float">
            <text:p>527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1_IN1_MHB1_OUT_B40_HG1_OPB_Gain_HG1_FAILED</text:p>
          </table:table-cell>
          <table:table-cell table:style-name="ce10" office:value-type="float" office:value="5270" calcext:value-type="float">
            <text:p>527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1_MHB1_OUT_B40_LG_OPA_Gain_LG3_FAILED</text:p>
          </table:table-cell>
          <table:table-cell table:style-name="ce10" office:value-type="float" office:value="5280" calcext:value-type="float">
            <text:p>528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1_MHB1_OUT_B40_LG_OPA_Gain_LG4_FAILED</text:p>
          </table:table-cell>
          <table:table-cell table:style-name="ce10" office:value-type="float" office:value="5290" calcext:value-type="float">
            <text:p>529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1_MHB1_OUT_B40_LG_OPA_GSTEP_LG3_FAILED</text:p>
          </table:table-cell>
          <table:table-cell office:value-type="float" office:value="5281" calcext:value-type="float">
            <text:p>528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1_MHB1_OUT_B40_LG_OPA_GSTEP_LG4_FAILED</text:p>
          </table:table-cell>
          <table:table-cell office:value-type="float" office:value="5291" calcext:value-type="float">
            <text:p>529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B1_IN2_MHB1_OUT_B3_HG1_OPA_IDD_FAILED</text:p>
          </table:table-cell>
          <table:table-cell office:value-type="float" office:value="5309" calcext:value-type="float">
            <text:p>530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Gain_HG1_FAILED</text:p>
          </table:table-cell>
          <table:table-cell table:style-name="ce10" office:value-type="float" office:value="5300" calcext:value-type="float">
            <text:p>53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Gain_Sweep1_FAILED</text:p>
          </table:table-cell>
          <table:table-cell office:value-type="float" office:value="5301" calcext:value-type="float">
            <text:p>530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Gain_Sweep2_FAILED</text:p>
          </table:table-cell>
          <table:table-cell office:value-type="float" office:value="5302" calcext:value-type="float">
            <text:p>530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Gain_Sweep3_FAILED</text:p>
          </table:table-cell>
          <table:table-cell office:value-type="float" office:value="5303" calcext:value-type="float">
            <text:p>530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Gain_Sweep4_FAILED</text:p>
          </table:table-cell>
          <table:table-cell office:value-type="float" office:value="5304" calcext:value-type="float">
            <text:p>530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Gain_Sweep5_FAILED</text:p>
          </table:table-cell>
          <table:table-cell office:value-type="float" office:value="5305" calcext:value-type="float">
            <text:p>53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H3_FAILED</text:p>
          </table:table-cell>
          <table:table-cell office:value-type="float" office:value="5307" calcext:value-type="float">
            <text:p>5307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IIP3_FAILED</text:p>
          </table:table-cell>
          <table:table-cell office:value-type="float" office:value="5308" calcext:value-type="float">
            <text:p>530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1_IN2_MHB1_OUT_B3_LP_OPA_IDD_FAILED</text:p>
          </table:table-cell>
          <table:table-cell office:value-type="float" office:value="5319" calcext:value-type="float">
            <text:p>531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1_IN2_MHB1_OUT_B3_LP_OPA_Gain_MLP_FAILED</text:p>
          </table:table-cell>
          <table:table-cell table:style-name="ce10" office:value-type="float" office:value="5310" calcext:value-type="float">
            <text:p>53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1_IN2_MHB1_OUT_B3_LP_OPA_IIP3_FAILED</text:p>
          </table:table-cell>
          <table:table-cell office:value-type="float" office:value="5318" calcext:value-type="float">
            <text:p>531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1_IN2_MHB1_OUT_B3_HG1_OPB_IDD_FAILED</text:p>
          </table:table-cell>
          <table:table-cell office:value-type="float" office:value="5329" calcext:value-type="float">
            <text:p>532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1_IN2_MHB1_OUT_B3_HG1_OPB_Gain_HG1_FAILED</text:p>
          </table:table-cell>
          <table:table-cell table:style-name="ce10" office:value-type="float" office:value="5320" calcext:value-type="float">
            <text:p>532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2_MHB1_OUT_B3_LG_OPA_Gain_LG3_FAILED</text:p>
          </table:table-cell>
          <table:table-cell table:style-name="ce10" office:value-type="float" office:value="5330" calcext:value-type="float">
            <text:p>533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2_MHB1_OUT_B3_LG_OPA_Gain_LG4_FAILED</text:p>
          </table:table-cell>
          <table:table-cell table:style-name="ce10" office:value-type="float" office:value="5340" calcext:value-type="float">
            <text:p>534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2_MHB1_OUT_B3_LG_OPA_GSTEP_LG3_FAILED</text:p>
          </table:table-cell>
          <table:table-cell office:value-type="float" office:value="5331" calcext:value-type="float">
            <text:p>533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2_MHB1_OUT_B3_LG_OPA_GSTEP_LG4_FAILED</text:p>
          </table:table-cell>
          <table:table-cell office:value-type="float" office:value="5341" calcext:value-type="float">
            <text:p>534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B1_IN3_MHB1_OUT_B1_HG1_OPA_IDD_FAILED</text:p>
          </table:table-cell>
          <table:table-cell office:value-type="float" office:value="5359" calcext:value-type="float">
            <text:p>535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Gain_HG1_FAILED</text:p>
          </table:table-cell>
          <table:table-cell table:style-name="ce10" office:value-type="float" office:value="5350" calcext:value-type="float">
            <text:p>53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Gain_Sweep1_FAILED</text:p>
          </table:table-cell>
          <table:table-cell office:value-type="float" office:value="5351" calcext:value-type="float">
            <text:p>535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Gain_Sweep2_FAILED</text:p>
          </table:table-cell>
          <table:table-cell office:value-type="float" office:value="5352" calcext:value-type="float">
            <text:p>535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Gain_Sweep3_FAILED</text:p>
          </table:table-cell>
          <table:table-cell office:value-type="float" office:value="5353" calcext:value-type="float">
            <text:p>535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Gain_Sweep4_FAILED</text:p>
          </table:table-cell>
          <table:table-cell office:value-type="float" office:value="5354" calcext:value-type="float">
            <text:p>535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Gain_Sweep5_FAILED</text:p>
          </table:table-cell>
          <table:table-cell office:value-type="float" office:value="5355" calcext:value-type="float">
            <text:p>535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IIP3_FAILED</text:p>
          </table:table-cell>
          <table:table-cell office:value-type="float" office:value="5358" calcext:value-type="float">
            <text:p>535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1_IN3_MHB1_OUT_B1_LP_OPA_IDD_FAILED</text:p>
          </table:table-cell>
          <table:table-cell office:value-type="float" office:value="5369" calcext:value-type="float">
            <text:p>536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1_IN3_MHB1_OUT_B1_LP_OPA_Gain_MLP_FAILED</text:p>
          </table:table-cell>
          <table:table-cell table:style-name="ce10" office:value-type="float" office:value="5360" calcext:value-type="float">
            <text:p>536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1_IN3_MHB1_OUT_B1_LP_OPA_IIP3_FAILED</text:p>
          </table:table-cell>
          <table:table-cell office:value-type="float" office:value="5368" calcext:value-type="float">
            <text:p>536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1_IN3_MHB1_OUT_B1_HG1_OPB_IDD_FAILED</text:p>
          </table:table-cell>
          <table:table-cell office:value-type="float" office:value="5379" calcext:value-type="float">
            <text:p>537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1_IN3_MHB1_OUT_B1_HG1_OPB_Gain_HG1_FAILED</text:p>
          </table:table-cell>
          <table:table-cell table:style-name="ce10" office:value-type="float" office:value="5370" calcext:value-type="float">
            <text:p>537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3_MHB1_OUT_B1_LG_OPA_Gain_LG3_FAILED</text:p>
          </table:table-cell>
          <table:table-cell table:style-name="ce10" office:value-type="float" office:value="5380" calcext:value-type="float">
            <text:p>538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3_MHB1_OUT_B1_LG_OPA_Gain_LG4_FAILED</text:p>
          </table:table-cell>
          <table:table-cell table:style-name="ce10" office:value-type="float" office:value="5390" calcext:value-type="float">
            <text:p>539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3_MHB1_OUT_B1_LG_OPA_GSTEP_LG3_FAILED</text:p>
          </table:table-cell>
          <table:table-cell office:value-type="float" office:value="5381" calcext:value-type="float">
            <text:p>538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1_IN3_MHB1_OUT_B1_LG_OPA_GSTEP_LG4_FAILED</text:p>
          </table:table-cell>
          <table:table-cell office:value-type="float" office:value="5391" calcext:value-type="float">
            <text:p>539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B1_IN2_MHB3_OUT_B3_HG1_OPA_Gain_MUX_FAILED</text:p>
          </table:table-cell>
          <table:table-cell table:style-name="ce10" office:value-type="float" office:value="5400" calcext:value-type="float">
            <text:p>54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B2_IN1_MHB2_OUT_B2_HG1_OPA_IDD_FAILED</text:p>
          </table:table-cell>
          <table:table-cell office:value-type="float" office:value="5459" calcext:value-type="float">
            <text:p>545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Gain_HG1_FAILED</text:p>
          </table:table-cell>
          <table:table-cell table:style-name="ce10" office:value-type="float" office:value="5450" calcext:value-type="float">
            <text:p>54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Gain_Sweep1_FAILED</text:p>
          </table:table-cell>
          <table:table-cell office:value-type="float" office:value="5451" calcext:value-type="float">
            <text:p>545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Gain_Sweep2_FAILED</text:p>
          </table:table-cell>
          <table:table-cell office:value-type="float" office:value="5452" calcext:value-type="float">
            <text:p>545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Gain_Sweep3_FAILED</text:p>
          </table:table-cell>
          <table:table-cell office:value-type="float" office:value="5453" calcext:value-type="float">
            <text:p>545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Gain_Sweep4_FAILED</text:p>
          </table:table-cell>
          <table:table-cell office:value-type="float" office:value="5454" calcext:value-type="float">
            <text:p>545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Gain_Sweep5_FAILED</text:p>
          </table:table-cell>
          <table:table-cell office:value-type="float" office:value="5455" calcext:value-type="float">
            <text:p>545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H3_FAILED</text:p>
          </table:table-cell>
          <table:table-cell office:value-type="float" office:value="5457" calcext:value-type="float">
            <text:p>5457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IIP3_FAILED</text:p>
          </table:table-cell>
          <table:table-cell office:value-type="float" office:value="5458" calcext:value-type="float">
            <text:p>545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2_IN1_MHB2_OUT_B2_LP_OPA_IDD_FAILED</text:p>
          </table:table-cell>
          <table:table-cell office:value-type="float" office:value="5469" calcext:value-type="float">
            <text:p>546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2_IN1_MHB2_OUT_B2_LP_OPA_Gain_MLP_FAILED</text:p>
          </table:table-cell>
          <table:table-cell table:style-name="ce10" office:value-type="float" office:value="5460" calcext:value-type="float">
            <text:p>546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2_IN1_MHB2_OUT_B2_LP_OPA_IIP3_FAILED</text:p>
          </table:table-cell>
          <table:table-cell office:value-type="float" office:value="5468" calcext:value-type="float">
            <text:p>546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2_IN1_MHB2_OUT_B2_HG1_OPB_IDD_FAILED</text:p>
          </table:table-cell>
          <table:table-cell office:value-type="float" office:value="5479" calcext:value-type="float">
            <text:p>547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2_IN1_MHB2_OUT_B2_HG1_OPB_Gain_HG1_FAILED</text:p>
          </table:table-cell>
          <table:table-cell table:style-name="ce10" office:value-type="float" office:value="5470" calcext:value-type="float">
            <text:p>547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1_MHB2_OUT_B2_LG_OPA_Gain_LG3_FAILED</text:p>
          </table:table-cell>
          <table:table-cell table:style-name="ce10" office:value-type="float" office:value="5480" calcext:value-type="float">
            <text:p>548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1_MHB2_OUT_B2_LG_OPA_Gain_LG4_FAILED</text:p>
          </table:table-cell>
          <table:table-cell table:style-name="ce10" office:value-type="float" office:value="5490" calcext:value-type="float">
            <text:p>549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1_MHB2_OUT_B2_LG_OPA_GSTEP_LG3_FAILED</text:p>
          </table:table-cell>
          <table:table-cell office:value-type="float" office:value="5481" calcext:value-type="float">
            <text:p>548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1_MHB2_OUT_B2_LG_OPA_GSTEP_LG4_FAILED</text:p>
          </table:table-cell>
          <table:table-cell office:value-type="float" office:value="5491" calcext:value-type="float">
            <text:p>549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B2_IN2_MHB2_OUT_B11_HG1_OPA_IDD_FAILED</text:p>
          </table:table-cell>
          <table:table-cell office:value-type="float" office:value="5509" calcext:value-type="float">
            <text:p>550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Gain_HG1_FAILED</text:p>
          </table:table-cell>
          <table:table-cell table:style-name="ce10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Gain_Sweep1_FAILED</text:p>
          </table:table-cell>
          <table:table-cell office:value-type="float" office:value="5501" calcext:value-type="float">
            <text:p>550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Gain_Sweep2_FAILED</text:p>
          </table:table-cell>
          <table:table-cell office:value-type="float" office:value="5502" calcext:value-type="float">
            <text:p>550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Gain_Sweep3_FAILED</text:p>
          </table:table-cell>
          <table:table-cell office:value-type="float" office:value="5503" calcext:value-type="float">
            <text:p>550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Gain_Sweep4_FAILED</text:p>
          </table:table-cell>
          <table:table-cell office:value-type="float" office:value="5504" calcext:value-type="float">
            <text:p>550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Gain_Sweep5_FAILED</text:p>
          </table:table-cell>
          <table:table-cell office:value-type="float" office:value="5505" calcext:value-type="float">
            <text:p>55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IIP3_FAILED</text:p>
          </table:table-cell>
          <table:table-cell office:value-type="float" office:value="5508" calcext:value-type="float">
            <text:p>550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2_IN2_MHB2_OUT_B11_LP_OPA_IDD_FAILED</text:p>
          </table:table-cell>
          <table:table-cell office:value-type="float" office:value="5519" calcext:value-type="float">
            <text:p>551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2_IN2_MHB2_OUT_B11_LP_OPA_Gain_MLP_FAILED</text:p>
          </table:table-cell>
          <table:table-cell table:style-name="ce10" office:value-type="float" office:value="5510" calcext:value-type="float">
            <text:p>55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2_IN2_MHB2_OUT_B11_LP_OPA_IIP3_FAILED</text:p>
          </table:table-cell>
          <table:table-cell office:value-type="float" office:value="5518" calcext:value-type="float">
            <text:p>551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2_IN2_MHB2_OUT_B11_HG1_OPB_IDD_FAILED</text:p>
          </table:table-cell>
          <table:table-cell office:value-type="float" office:value="5529" calcext:value-type="float">
            <text:p>552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2_IN2_MHB2_OUT_B11_HG1_OPB_Gain_HG1_FAILED</text:p>
          </table:table-cell>
          <table:table-cell table:style-name="ce10" office:value-type="float" office:value="5520" calcext:value-type="float">
            <text:p>552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2_MHB2_OUT_B11_LG_OPA_Gain_LG3_FAILED</text:p>
          </table:table-cell>
          <table:table-cell table:style-name="ce10" office:value-type="float" office:value="5530" calcext:value-type="float">
            <text:p>553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2_MHB2_OUT_B11_LG_OPA_Gain_LG4_FAILED</text:p>
          </table:table-cell>
          <table:table-cell table:style-name="ce10" office:value-type="float" office:value="5540" calcext:value-type="float">
            <text:p>554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2_MHB2_OUT_B11_LG_OPA_GSTEP_LG3_FAILED</text:p>
          </table:table-cell>
          <table:table-cell office:value-type="float" office:value="5531" calcext:value-type="float">
            <text:p>553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2_MHB2_OUT_B11_LG_OPA_GSTEP_LG4_FAILED</text:p>
          </table:table-cell>
          <table:table-cell office:value-type="float" office:value="5541" calcext:value-type="float">
            <text:p>554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B2_IN3_MHB2_OUT_B39_HG1_OPA_IDD_FAILED</text:p>
          </table:table-cell>
          <table:table-cell office:value-type="float" office:value="5559" calcext:value-type="float">
            <text:p>555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Gain_HG1_FAILED</text:p>
          </table:table-cell>
          <table:table-cell table:style-name="ce10" office:value-type="float" office:value="5550" calcext:value-type="float">
            <text:p>55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Gain_Sweep1_FAILED</text:p>
          </table:table-cell>
          <table:table-cell office:value-type="float" office:value="5551" calcext:value-type="float">
            <text:p>555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Gain_Sweep2_FAILED</text:p>
          </table:table-cell>
          <table:table-cell office:value-type="float" office:value="5552" calcext:value-type="float">
            <text:p>555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Gain_Sweep3_FAILED</text:p>
          </table:table-cell>
          <table:table-cell office:value-type="float" office:value="5553" calcext:value-type="float">
            <text:p>555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Gain_Sweep4_FAILED</text:p>
          </table:table-cell>
          <table:table-cell office:value-type="float" office:value="5554" calcext:value-type="float">
            <text:p>555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Gain_Sweep5_FAILED</text:p>
          </table:table-cell>
          <table:table-cell office:value-type="float" office:value="5555" calcext:value-type="float">
            <text:p>555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IIP3_FAILED</text:p>
          </table:table-cell>
          <table:table-cell office:value-type="float" office:value="5558" calcext:value-type="float">
            <text:p>555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2_IN3_MHB2_OUT_B39_LP_OPA_IDD_FAILED</text:p>
          </table:table-cell>
          <table:table-cell office:value-type="float" office:value="5569" calcext:value-type="float">
            <text:p>556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2_IN3_MHB2_OUT_B39_LP_OPA_Gain_MLP_FAILED</text:p>
          </table:table-cell>
          <table:table-cell table:style-name="ce10" office:value-type="float" office:value="5560" calcext:value-type="float">
            <text:p>556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B2_IN3_MHB2_OUT_B39_LP_OPA_IIP3_FAILED</text:p>
          </table:table-cell>
          <table:table-cell office:value-type="float" office:value="5568" calcext:value-type="float">
            <text:p>556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2_IN3_MHB2_OUT_B39_HG1_OPB_IDD_FAILED</text:p>
          </table:table-cell>
          <table:table-cell office:value-type="float" office:value="5579" calcext:value-type="float">
            <text:p>557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B2_IN3_MHB2_OUT_B39_HG1_OPB_Gain_HG1_FAILED</text:p>
          </table:table-cell>
          <table:table-cell table:style-name="ce10" office:value-type="float" office:value="5570" calcext:value-type="float">
            <text:p>557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3_MHB2_OUT_B39_LG_OPA_Gain_LG3_FAILED</text:p>
          </table:table-cell>
          <table:table-cell table:style-name="ce10" office:value-type="float" office:value="5580" calcext:value-type="float">
            <text:p>558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3_MHB2_OUT_B39_LG_OPA_Gain_LG4_FAILED</text:p>
          </table:table-cell>
          <table:table-cell table:style-name="ce10" office:value-type="float" office:value="5590" calcext:value-type="float">
            <text:p>559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3_MHB2_OUT_B39_LG_OPA_GSTEP_LG3_FAILED</text:p>
          </table:table-cell>
          <table:table-cell office:value-type="float" office:value="5581" calcext:value-type="float">
            <text:p>558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B2_IN3_MHB2_OUT_B39_LG_OPA_GSTEP_LG4_FAILED</text:p>
          </table:table-cell>
          <table:table-cell office:value-type="float" office:value="5591" calcext:value-type="float">
            <text:p>559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B2_IN2_MHB3_OUT_B11_HG1_OPA_Gain_MUX_FAILED</text:p>
          </table:table-cell>
          <table:table-cell table:style-name="ce10"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B1_IN1_MHB1_OUT_B41_HG1_OPA_IDD_FAILED</text:p>
          </table:table-cell>
          <table:table-cell office:value-type="float" office:value="5659" calcext:value-type="float">
            <text:p>565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Gain_HG1_FAILED</text:p>
          </table:table-cell>
          <table:table-cell table:style-name="ce10" office:value-type="float" office:value="5650" calcext:value-type="float">
            <text:p>56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Gain_Sweep1_FAILED</text:p>
          </table:table-cell>
          <table:table-cell office:value-type="float" office:value="5651" calcext:value-type="float">
            <text:p>565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Gain_Sweep2_FAILED</text:p>
          </table:table-cell>
          <table:table-cell office:value-type="float" office:value="5652" calcext:value-type="float">
            <text:p>565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Gain_Sweep3_FAILED</text:p>
          </table:table-cell>
          <table:table-cell office:value-type="float" office:value="5653" calcext:value-type="float">
            <text:p>565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Gain_Sweep4_FAILED</text:p>
          </table:table-cell>
          <table:table-cell office:value-type="float" office:value="5654" calcext:value-type="float">
            <text:p>565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Gain_Sweep5_FAILED</text:p>
          </table:table-cell>
          <table:table-cell office:value-type="float" office:value="5655" calcext:value-type="float">
            <text:p>565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IIP3_FAILED</text:p>
          </table:table-cell>
          <table:table-cell office:value-type="float" office:value="5658" calcext:value-type="float">
            <text:p>565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1_IN1_MHB1_OUT_B41_LP_OPA_IDD_FAILED</text:p>
          </table:table-cell>
          <table:table-cell office:value-type="float" office:value="5669" calcext:value-type="float">
            <text:p>566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1_IN1_MHB1_OUT_B41_LP_OPA_Gain_MLP_FAILED</text:p>
          </table:table-cell>
          <table:table-cell table:style-name="ce10" office:value-type="float" office:value="5660" calcext:value-type="float">
            <text:p>566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1_IN1_MHB1_OUT_B41_LP_OPA_IIP3_FAILED</text:p>
          </table:table-cell>
          <table:table-cell office:value-type="float" office:value="5668" calcext:value-type="float">
            <text:p>566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B1_IN1_MHB1_OUT_B41_HG1_OPB_IDD_FAILED</text:p>
          </table:table-cell>
          <table:table-cell office:value-type="float" office:value="5679" calcext:value-type="float">
            <text:p>567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B1_IN1_MHB1_OUT_B41_HG1_OPB_Gain_HG1_FAILED</text:p>
          </table:table-cell>
          <table:table-cell table:style-name="ce10" office:value-type="float" office:value="5670" calcext:value-type="float">
            <text:p>567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1_IN1_MHB1_OUT_B41_LG_OPA_Gain_LG3_FAILED</text:p>
          </table:table-cell>
          <table:table-cell table:style-name="ce10" office:value-type="float" office:value="5680" calcext:value-type="float">
            <text:p>568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1_IN1_MHB1_OUT_B41_LG_OPA_Gain_LG4_FAILED</text:p>
          </table:table-cell>
          <table:table-cell table:style-name="ce10" office:value-type="float" office:value="5690" calcext:value-type="float">
            <text:p>569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1_IN1_MHB1_OUT_B41_LG_OPA_GSTEP_LG3_FAILED</text:p>
          </table:table-cell>
          <table:table-cell office:value-type="float" office:value="5681" calcext:value-type="float">
            <text:p>568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1_IN1_MHB1_OUT_B41_LG_OPA_GSTEP_LG4_FAILED</text:p>
          </table:table-cell>
          <table:table-cell office:value-type="float" office:value="5691" calcext:value-type="float">
            <text:p>569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B1_IN2_MHB1_OUT_B40_HG1_OPA_IDD_FAILED</text:p>
          </table:table-cell>
          <table:table-cell office:value-type="float" office:value="5709" calcext:value-type="float">
            <text:p>570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Gain_HG1_FAILED</text:p>
          </table:table-cell>
          <table:table-cell table:style-name="ce10" office:value-type="float" office:value="5700" calcext:value-type="float">
            <text:p>57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Gain_Sweep1_FAILED</text:p>
          </table:table-cell>
          <table:table-cell office:value-type="float" office:value="5701" calcext:value-type="float">
            <text:p>570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Gain_Sweep2_FAILED</text:p>
          </table:table-cell>
          <table:table-cell office:value-type="float" office:value="5702" calcext:value-type="float">
            <text:p>570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Gain_Sweep3_FAILED</text:p>
          </table:table-cell>
          <table:table-cell office:value-type="float" office:value="5703" calcext:value-type="float">
            <text:p>570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Gain_Sweep4_FAILED</text:p>
          </table:table-cell>
          <table:table-cell office:value-type="float" office:value="5704" calcext:value-type="float">
            <text:p>570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Gain_Sweep5_FAILED</text:p>
          </table:table-cell>
          <table:table-cell office:value-type="float" office:value="5705" calcext:value-type="float">
            <text:p>57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IIP3_FAILED</text:p>
          </table:table-cell>
          <table:table-cell office:value-type="float" office:value="5708" calcext:value-type="float">
            <text:p>570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1_IN2_MHB1_OUT_B40_LP_OPA_IDD_FAILED</text:p>
          </table:table-cell>
          <table:table-cell office:value-type="float" office:value="5719" calcext:value-type="float">
            <text:p>571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1_IN2_MHB1_OUT_B40_LP_OPA_Gain_MLP_FAILED</text:p>
          </table:table-cell>
          <table:table-cell table:style-name="ce10" office:value-type="float" office:value="5710" calcext:value-type="float">
            <text:p>57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1_IN2_MHB1_OUT_B40_LP_OPA_IIP3_FAILED</text:p>
          </table:table-cell>
          <table:table-cell office:value-type="float" office:value="5718" calcext:value-type="float">
            <text:p>571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B1_IN2_MHB1_OUT_B40_HG1_OPB_IDD_FAILED</text:p>
          </table:table-cell>
          <table:table-cell office:value-type="float" office:value="5729" calcext:value-type="float">
            <text:p>572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B1_IN2_MHB1_OUT_B40_HG1_OPB_Gain_HG1_FAILED</text:p>
          </table:table-cell>
          <table:table-cell table:style-name="ce10" office:value-type="float" office:value="5720" calcext:value-type="float">
            <text:p>572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1_IN2_MHB1_OUT_B40_LG_OPA_Gain_LG3_FAILED</text:p>
          </table:table-cell>
          <table:table-cell table:style-name="ce10" office:value-type="float" office:value="5730" calcext:value-type="float">
            <text:p>573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1_IN2_MHB1_OUT_B40_LG_OPA_Gain_LG4_FAILED</text:p>
          </table:table-cell>
          <table:table-cell table:style-name="ce10" office:value-type="float" office:value="5740" calcext:value-type="float">
            <text:p>574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1_IN2_MHB1_OUT_B40_LG_OPA_GSTEP_LG3_FAILED</text:p>
          </table:table-cell>
          <table:table-cell office:value-type="float" office:value="5731" calcext:value-type="float">
            <text:p>573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1_IN2_MHB1_OUT_B40_LG_OPA_GSTEP_LG4_FAILED</text:p>
          </table:table-cell>
          <table:table-cell office:value-type="float" office:value="5741" calcext:value-type="float">
            <text:p>574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HB1_IN2_MHB3_OUT_B40_HG1_OPA_Gain_MUX_FAILED</text:p>
          </table:table-cell>
          <table:table-cell table:style-name="ce10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B2_IN1_MHB2_OUT_B38_HG1_OPA_IDD_FAILED</text:p>
          </table:table-cell>
          <table:table-cell office:value-type="float" office:value="5809" calcext:value-type="float">
            <text:p>580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Gain_HG1_FAILED</text:p>
          </table:table-cell>
          <table:table-cell table:style-name="ce10" office:value-type="float" office:value="5800" calcext:value-type="float">
            <text:p>58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Gain_Sweep1_FAILED</text:p>
          </table:table-cell>
          <table:table-cell office:value-type="float" office:value="5801" calcext:value-type="float">
            <text:p>580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Gain_Sweep2_FAILED</text:p>
          </table:table-cell>
          <table:table-cell office:value-type="float" office:value="5802" calcext:value-type="float">
            <text:p>580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Gain_Sweep3_FAILED</text:p>
          </table:table-cell>
          <table:table-cell office:value-type="float" office:value="5803" calcext:value-type="float">
            <text:p>580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Gain_Sweep4_FAILED</text:p>
          </table:table-cell>
          <table:table-cell office:value-type="float" office:value="5804" calcext:value-type="float">
            <text:p>580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Gain_Sweep5_FAILED</text:p>
          </table:table-cell>
          <table:table-cell office:value-type="float" office:value="5805" calcext:value-type="float">
            <text:p>58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IIP3_FAILED</text:p>
          </table:table-cell>
          <table:table-cell office:value-type="float" office:value="5808" calcext:value-type="float">
            <text:p>580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2_IN1_MHB2_OUT_B38_LP_OPA_IDD_FAILED</text:p>
          </table:table-cell>
          <table:table-cell office:value-type="float" office:value="5819" calcext:value-type="float">
            <text:p>581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2_IN1_MHB2_OUT_B38_LP_OPA_Gain_MLP_FAILED</text:p>
          </table:table-cell>
          <table:table-cell table:style-name="ce10" office:value-type="float" office:value="5810" calcext:value-type="float">
            <text:p>58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2_IN1_MHB2_OUT_B38_LP_OPA_IIP3_FAILED</text:p>
          </table:table-cell>
          <table:table-cell office:value-type="float" office:value="5818" calcext:value-type="float">
            <text:p>581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B2_IN1_MHB2_OUT_B38_HG1_OPB_IDD_FAILED</text:p>
          </table:table-cell>
          <table:table-cell office:value-type="float" office:value="5829" calcext:value-type="float">
            <text:p>582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B2_IN1_MHB2_OUT_B38_HG1_OPB_Gain_HG1_FAILED</text:p>
          </table:table-cell>
          <table:table-cell table:style-name="ce10" office:value-type="float" office:value="5820" calcext:value-type="float">
            <text:p>582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2_IN1_MHB2_OUT_B38_LG_OPA_Gain_LG3_FAILED</text:p>
          </table:table-cell>
          <table:table-cell table:style-name="ce10" office:value-type="float" office:value="5830" calcext:value-type="float">
            <text:p>583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2_IN1_MHB2_OUT_B38_LG_OPA_Gain_LG4_FAILED</text:p>
          </table:table-cell>
          <table:table-cell table:style-name="ce10" office:value-type="float" office:value="5840" calcext:value-type="float">
            <text:p>584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2_IN1_MHB2_OUT_B38_LG_OPA_GSTEP_LG3_FAILED</text:p>
          </table:table-cell>
          <table:table-cell office:value-type="float" office:value="5831" calcext:value-type="float">
            <text:p>583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2_IN1_MHB2_OUT_B38_LG_OPA_GSTEP_LG4_FAILED</text:p>
          </table:table-cell>
          <table:table-cell office:value-type="float" office:value="5841" calcext:value-type="float">
            <text:p>584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B2_IN2_MHB2_OUT_B30_HG1_OPA_IDD_FAILED</text:p>
          </table:table-cell>
          <table:table-cell office:value-type="float" office:value="5859" calcext:value-type="float">
            <text:p>585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Gain_HG1_FAILED</text:p>
          </table:table-cell>
          <table:table-cell table:style-name="ce10" office:value-type="float" office:value="5850" calcext:value-type="float">
            <text:p>58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Gain_Sweep1_FAILED</text:p>
          </table:table-cell>
          <table:table-cell office:value-type="float" office:value="5851" calcext:value-type="float">
            <text:p>585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Gain_Sweep2_FAILED</text:p>
          </table:table-cell>
          <table:table-cell office:value-type="float" office:value="5852" calcext:value-type="float">
            <text:p>585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Gain_Sweep3_FAILED</text:p>
          </table:table-cell>
          <table:table-cell office:value-type="float" office:value="5853" calcext:value-type="float">
            <text:p>585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Gain_Sweep4_FAILED</text:p>
          </table:table-cell>
          <table:table-cell office:value-type="float" office:value="5854" calcext:value-type="float">
            <text:p>585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Gain_Sweep5_FAILED</text:p>
          </table:table-cell>
          <table:table-cell office:value-type="float" office:value="5855" calcext:value-type="float">
            <text:p>585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IIP3_FAILED</text:p>
          </table:table-cell>
          <table:table-cell office:value-type="float" office:value="5858" calcext:value-type="float">
            <text:p>585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2_IN2_MHB2_OUT_B30_LP_OPA_IDD_FAILED</text:p>
          </table:table-cell>
          <table:table-cell office:value-type="float" office:value="5869" calcext:value-type="float">
            <text:p>586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2_IN2_MHB2_OUT_B30_LP_OPA_Gain_MLP_FAILED</text:p>
          </table:table-cell>
          <table:table-cell table:style-name="ce10" office:value-type="float" office:value="5860" calcext:value-type="float">
            <text:p>586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B2_IN2_MHB2_OUT_B30_LP_OPA_IIP3_FAILED</text:p>
          </table:table-cell>
          <table:table-cell office:value-type="float" office:value="5868" calcext:value-type="float">
            <text:p>586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B2_IN2_MHB2_OUT_B30_HG1_OPB_IDD_FAILED</text:p>
          </table:table-cell>
          <table:table-cell office:value-type="float" office:value="5879" calcext:value-type="float">
            <text:p>587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B2_IN2_MHB2_OUT_B30_HG1_OPB_Gain_HG1_FAILED</text:p>
          </table:table-cell>
          <table:table-cell table:style-name="ce10" office:value-type="float" office:value="5870" calcext:value-type="float">
            <text:p>587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2_IN2_MHB2_OUT_B30_LG_OPA_Gain_LG3_FAILED</text:p>
          </table:table-cell>
          <table:table-cell table:style-name="ce10" office:value-type="float" office:value="5880" calcext:value-type="float">
            <text:p>588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2_IN2_MHB2_OUT_B30_LG_OPA_Gain_LG4_FAILED</text:p>
          </table:table-cell>
          <table:table-cell table:style-name="ce10" office:value-type="float" office:value="5890" calcext:value-type="float">
            <text:p>589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2_IN2_MHB2_OUT_B30_LG_OPA_GSTEP_LG3_FAILED</text:p>
          </table:table-cell>
          <table:table-cell office:value-type="float" office:value="5881" calcext:value-type="float">
            <text:p>588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B2_IN2_MHB2_OUT_B30_LG_OPA_GDTEP_LG4_FAILED</text:p>
          </table:table-cell>
          <table:table-cell office:value-type="float" office:value="5891" calcext:value-type="float">
            <text:p>589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HB2_IN2_MHB3_OUT_B30_HG1_OPA_Gain_MUX_FAILED</text:p>
          </table:table-cell>
          <table:table-cell table:style-name="ce10" office:value-type="float" office:value="5900" calcext:value-type="float">
            <text:p>59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MUX_IN1_MHB3_OUT_B23_HG1_OPA_IDD_FAILED</text:p>
          </table:table-cell>
          <table:table-cell office:value-type="float" office:value="5959" calcext:value-type="float">
            <text:p>595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UX_IN1_MHB3_OUT_B23_HG1_OPA_Gain_HG1_FAILED</text:p>
          </table:table-cell>
          <table:table-cell table:style-name="ce10" office:value-type="float" office:value="5950" calcext:value-type="float">
            <text:p>595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B1_IN1_LB_OUT_B5_HG1_OPA_Power_Servo_Gain_HG1_FAILED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HG1_OPA_Power_Servo_Gain_HG1_FAILED</text:p>
          </table:table-cell>
          <table:table-cell office:value-type="float" office:value="6010" calcext:value-type="float">
            <text:p>601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HG1_OPA_Power_Servo_Gain_HG1_FAILED</text:p>
          </table:table-cell>
          <table:table-cell office:value-type="float" office:value="6020" calcext:value-type="float">
            <text:p>602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HG1_OPA_Power_Servo_Gain_HG1_FAILED</text:p>
          </table:table-cell>
          <table:table-cell office:value-type="float" office:value="6030" calcext:value-type="float">
            <text:p>603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HG1_OPA_Power_Servo_Gain_HG1_FAILED</text:p>
          </table:table-cell>
          <table:table-cell office:value-type="float" office:value="6040" calcext:value-type="float">
            <text:p>604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HG1_OPA_Power_Servo_Gain_HG1_FAILED</text:p>
          </table:table-cell>
          <table:table-cell office:value-type="float" office:value="6050" calcext:value-type="float">
            <text:p>605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HG1_OPA_Power_Servo_Gain_HG1_FAILED</text:p>
          </table:table-cell>
          <table:table-cell office:value-type="float" office:value="6060" calcext:value-type="float">
            <text:p>606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HG1_OPA_Power_Servo_Gain_HG1_FAILED</text:p>
          </table:table-cell>
          <table:table-cell office:value-type="float" office:value="6070" calcext:value-type="float">
            <text:p>607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B1_IN2_MHB3_OUT_B3_HG1_OPA_Power_Servo_Gain_HG1_FAILED</text:p>
          </table:table-cell>
          <table:table-cell office:value-type="float" office:value="6080" calcext:value-type="float">
            <text:p>608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HG1_OPA_Power_Servo_Gain_HG1_FAILED</text:p>
          </table:table-cell>
          <table:table-cell office:value-type="float" office:value="6090" calcext:value-type="float">
            <text:p>609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HG1_OPA_Power_Servo_Gain_HG1_FAILED</text:p>
          </table:table-cell>
          <table:table-cell office:value-type="float" office:value="6100" calcext:value-type="float">
            <text:p>610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HG1_OPA_Power_Servo_Gain_HG1_FAILED</text:p>
          </table:table-cell>
          <table:table-cell office:value-type="float" office:value="6110" calcext:value-type="float">
            <text:p>611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B2_IN2_MHB3_OUT_B11_HG1_OPA_Power_Servo_Gain_HG1_FAILED</text:p>
          </table:table-cell>
          <table:table-cell office:value-type="float" office:value="6120" calcext:value-type="float">
            <text:p>612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HG1_OPA_Power_Servo_Gain_HG1_FAILED</text:p>
          </table:table-cell>
          <table:table-cell office:value-type="float" office:value="6130" calcext:value-type="float">
            <text:p>613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HG1_OPA_Power_Servo_Gain_HG1_FAILED</text:p>
          </table:table-cell>
          <table:table-cell office:value-type="float" office:value="6140" calcext:value-type="float">
            <text:p>614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HB1_IN2_MHB3_OUT_B40_HG1_OPA_Power_Servo_Gain_HG1_FAILED</text:p>
          </table:table-cell>
          <table:table-cell office:value-type="float" office:value="6150" calcext:value-type="float">
            <text:p>615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HG1_OPA_Power_Servo_Gain_HG1_FAILED</text:p>
          </table:table-cell>
          <table:table-cell office:value-type="float" office:value="6160" calcext:value-type="float">
            <text:p>616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HG1_OPA_Power_Servo_Gain_HG1_FAILED</text:p>
          </table:table-cell>
          <table:table-cell office:value-type="float" office:value="6170" calcext:value-type="float">
            <text:p>617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HB2_IN2_MHB3_OUT_B30_HG1_OPA_Power_Servo_Gain_HG1_FAILED</text:p>
          </table:table-cell>
          <table:table-cell office:value-type="float" office:value="6180" calcext:value-type="float">
            <text:p>618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X_IN1_MHB3_OUT_B23_HG1_OPA_Power_Servo_Gain_HG1_FAILED</text:p>
          </table:table-cell>
          <table:table-cell office:value-type="float" office:value="6190" calcext:value-type="float">
            <text:p>619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1_IN1_LB_OUT_B5_HG1_OPA_PS_OFF_LG3_FAILED</text:p>
          </table:table-cell>
          <table:table-cell table:style-name="Default" office:value-type="float" office:value="6200" calcext:value-type="float">
            <text:p>620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2_LB_OUT_B28_HG1_OPA_PS_OFF_LG3_FAILED</text:p>
          </table:table-cell>
          <table:table-cell table:style-name="Default" office:value-type="float" office:value="6205" calcext:value-type="float">
            <text:p>620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3_LB_OUT_B8_HG1_OPA_PS_OFF_LG3_FAILED</text:p>
          </table:table-cell>
          <table:table-cell table:style-name="Default" office:value-type="float" office:value="6210" calcext:value-type="float">
            <text:p>621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4_LB_OUT_B13_HG1_OPA_PS_OFF_LG3_FAILED</text:p>
          </table:table-cell>
          <table:table-cell table:style-name="Default" office:value-type="float" office:value="6215" calcext:value-type="float">
            <text:p>621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5_LB_OUT_B20_HG1_OPA_PS_OFF_LG3_FAILED</text:p>
          </table:table-cell>
          <table:table-cell table:style-name="Default" office:value-type="float" office:value="6220" calcext:value-type="float">
            <text:p>622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1_MHB1_OUT_B40_HG1_OPA_PS_OFF_LG3_FAILED</text:p>
          </table:table-cell>
          <table:table-cell table:style-name="Default" office:value-type="float" office:value="6225" calcext:value-type="float">
            <text:p>622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1_OUT_B3_HG1_OPA_PS_OFF_LG3_FAILED</text:p>
          </table:table-cell>
          <table:table-cell table:style-name="Default" office:value-type="float" office:value="6230" calcext:value-type="float">
            <text:p>623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3_MHB1_OUT_B1_HG1_OPA_PS_OFF_LG3_FAILED</text:p>
          </table:table-cell>
          <table:table-cell table:style-name="Default" office:value-type="float" office:value="6235" calcext:value-type="float">
            <text:p>623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3_OUT_B3_HG1_OPA_PS_OFF_LG3_FAILED</text:p>
          </table:table-cell>
          <table:table-cell table:style-name="Default" office:value-type="float" office:value="6240" calcext:value-type="float">
            <text:p>624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1_MHB2_OUT_B2_HG1_OPA_PS_OFF_LG3_FAILED</text:p>
          </table:table-cell>
          <table:table-cell table:style-name="Default" office:value-type="float" office:value="6245" calcext:value-type="float">
            <text:p>624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2_OUT_B11_HG1_OPA_PS_OFF_LG3_FAILED</text:p>
          </table:table-cell>
          <table:table-cell table:style-name="Default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3_MHB2_OUT_B39_HG1_OPA_PS_OFF_LG3_FAILED</text:p>
          </table:table-cell>
          <table:table-cell table:style-name="Default" office:value-type="float" office:value="6255" calcext:value-type="float">
            <text:p>625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3_OUT_B11_HG1_OPA_PS_OFF_LG3_FAILED</text:p>
          </table:table-cell>
          <table:table-cell table:style-name="Default" office:value-type="float" office:value="6260" calcext:value-type="float">
            <text:p>626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1_MHB1_OUT_B41_HG1_OPA_PS_OFF_LG3_FAILED</text:p>
          </table:table-cell>
          <table:table-cell table:style-name="Default" office:value-type="float" office:value="6265" calcext:value-type="float">
            <text:p>626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1_OUT_B40_HG1_OPA_PS_OFF_LG3_FAILED</text:p>
          </table:table-cell>
          <table:table-cell table:style-name="Default" office:value-type="float" office:value="6270" calcext:value-type="float">
            <text:p>627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3_OUT_B40_HG1_OPA_PS_OFF_LG3_FAILED</text:p>
          </table:table-cell>
          <table:table-cell table:style-name="Default" office:value-type="float" office:value="6275" calcext:value-type="float">
            <text:p>627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1_MHB2_OUT_B38_HG1_OPA_PS_OFF_LG3_FAILED</text:p>
          </table:table-cell>
          <table:table-cell table:style-name="Default" office:value-type="float" office:value="6280" calcext:value-type="float">
            <text:p>628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2_OUT_B30_HG1_OPA_PS_OFF_LG3_FAILED</text:p>
          </table:table-cell>
          <table:table-cell table:style-name="Default" office:value-type="float" office:value="6285" calcext:value-type="float">
            <text:p>628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3_OUT_B30_HG1_OPA_PS_OFF_LG3_FAILED</text:p>
          </table:table-cell>
          <table:table-cell table:style-name="Default" office:value-type="float" office:value="6290" calcext:value-type="float">
            <text:p>629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1_LB_OUT_B5_HG1_OPA_PS_OFF_LG4_FAILED</text:p>
          </table:table-cell>
          <table:table-cell table:style-name="Default" office:value-type="float" office:value="6295" calcext:value-type="float">
            <text:p>629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2_LB_OUT_B28_HG1_OPA_PS_OFF_LG4_FAILED</text:p>
          </table:table-cell>
          <table:table-cell table:style-name="Default" office:value-type="float" office:value="6300" calcext:value-type="float">
            <text:p>630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3_LB_OUT_B8_HG1_OPA_PS_OFF_LG4_FAILED</text:p>
          </table:table-cell>
          <table:table-cell table:style-name="Default" office:value-type="float" office:value="6305" calcext:value-type="float">
            <text:p>630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4_LB_OUT_B13_HG1_OPA_PS_OFF_LG4_FAILED</text:p>
          </table:table-cell>
          <table:table-cell table:style-name="Default" office:value-type="float" office:value="6310" calcext:value-type="float">
            <text:p>631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5_LB_OUT_B20_HG1_OPA_PS_OFF_LG4_FAILED</text:p>
          </table:table-cell>
          <table:table-cell table:style-name="Default" office:value-type="float" office:value="6315" calcext:value-type="float">
            <text:p>631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1_MHB1_OUT_B40_HG1_OPA_PS_OFF_LG4_FAILED</text:p>
          </table:table-cell>
          <table:table-cell table:style-name="Default" office:value-type="float" office:value="6320" calcext:value-type="float">
            <text:p>632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1_OUT_B3_HG1_OPA_PS_OFF_LG4_FAILED</text:p>
          </table:table-cell>
          <table:table-cell table:style-name="Default" office:value-type="float" office:value="6325" calcext:value-type="float">
            <text:p>632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3_MHB1_OUT_B1_HG1_OPA_PS_OFF_LG4_FAILED</text:p>
          </table:table-cell>
          <table:table-cell table:style-name="Default" office:value-type="float" office:value="6330" calcext:value-type="float">
            <text:p>633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3_OUT_B3_HG1_OPA_PS_OFF_LG4_FAILED</text:p>
          </table:table-cell>
          <table:table-cell table:style-name="Default" office:value-type="float" office:value="6335" calcext:value-type="float">
            <text:p>633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1_MHB2_OUT_B2_HG1_OPA_PS_OFF_LG4_FAILED</text:p>
          </table:table-cell>
          <table:table-cell table:style-name="Default" office:value-type="float" office:value="6340" calcext:value-type="float">
            <text:p>634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2_OUT_B11_HG1_OPA_PS_OFF_LG4_FAILED</text:p>
          </table:table-cell>
          <table:table-cell table:style-name="Default" office:value-type="float" office:value="6345" calcext:value-type="float">
            <text:p>634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3_MHB2_OUT_B39_HG1_OPA_PS_OFF_LG4_FAILED</text:p>
          </table:table-cell>
          <table:table-cell table:style-name="Default" office:value-type="float" office:value="6350" calcext:value-type="float">
            <text:p>635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3_OUT_B11_HG1_OPA_PS_OFF_LG4_FAILED</text:p>
          </table:table-cell>
          <table:table-cell table:style-name="Default" office:value-type="float" office:value="6355" calcext:value-type="float">
            <text:p>635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1_MHB1_OUT_B41_HG1_OPA_PS_OFF_LG4_FAILED</text:p>
          </table:table-cell>
          <table:table-cell table:style-name="Default" office:value-type="float" office:value="6360" calcext:value-type="float">
            <text:p>636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1_OUT_B40_HG1_OPA_PS_OFF_LG4_FAILED</text:p>
          </table:table-cell>
          <table:table-cell table:style-name="Default" office:value-type="float" office:value="6365" calcext:value-type="float">
            <text:p>636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3_OUT_B40_HG1_OPA_PS_OFF_LG4_FAILED</text:p>
          </table:table-cell>
          <table:table-cell table:style-name="Default" office:value-type="float" office:value="6370" calcext:value-type="float">
            <text:p>637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1_MHB2_OUT_B38_HG1_OPA_PS_OFF_LG4_FAILED</text:p>
          </table:table-cell>
          <table:table-cell table:style-name="Default" office:value-type="float" office:value="6375" calcext:value-type="float">
            <text:p>637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2_OUT_B30_HG1_OPA_PS_OFF_LG4_FAILED</text:p>
          </table:table-cell>
          <table:table-cell table:style-name="Default" office:value-type="float" office:value="6380" calcext:value-type="float">
            <text:p>638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3_OUT_B30_HG1_OPA_PS_OFF_LG4_FAILED</text:p>
          </table:table-cell>
          <table:table-cell table:style-name="Default" office:value-type="float" office:value="6385" calcext:value-type="float">
            <text:p>638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1_LB_OUT_B5_HG1_OPA_PS_LG3_LG4_FAILED</text:p>
          </table:table-cell>
          <table:table-cell table:style-name="Default" office:value-type="float" office:value="6390" calcext:value-type="float">
            <text:p>639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2_LB_OUT_B28_HG1_OPA_PS_LG3_LG4_FAILED</text:p>
          </table:table-cell>
          <table:table-cell table:style-name="Default" office:value-type="float" office:value="6395" calcext:value-type="float">
            <text:p>639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3_LB_OUT_B8_HG1_OPA_PS_LG3_LG4_FAILED</text:p>
          </table:table-cell>
          <table:table-cell table:style-name="Default"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4_LB_OUT_B13_HG1_OPA_PS_LG3_LG4_FAILED</text:p>
          </table:table-cell>
          <table:table-cell table:style-name="Default" office:value-type="float" office:value="6405" calcext:value-type="float">
            <text:p>640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5_LB_OUT_B20_HG1_OPA_PS_LG3_LG4_FAILED</text:p>
          </table:table-cell>
          <table:table-cell table:style-name="Default" office:value-type="float" office:value="6410" calcext:value-type="float">
            <text:p>641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1_MHB1_OUT_B40_HG1_OPA_PS_LG3_LG4_FAILED</text:p>
          </table:table-cell>
          <table:table-cell table:style-name="Default" office:value-type="float" office:value="6415" calcext:value-type="float">
            <text:p>641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1_OUT_B3_HG1_OPA_PS_LG3_LG4_FAILED</text:p>
          </table:table-cell>
          <table:table-cell table:style-name="Default" office:value-type="float" office:value="6420" calcext:value-type="float">
            <text:p>642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3_MHB1_OUT_B1_HG1_OPA_PS_LG3_LG4_FAILED</text:p>
          </table:table-cell>
          <table:table-cell table:style-name="Default" office:value-type="float" office:value="6425" calcext:value-type="float">
            <text:p>642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3_OUT_B3_HG1_OPA_PS_LG3_LG4_FAILED</text:p>
          </table:table-cell>
          <table:table-cell table:style-name="Default" office:value-type="float" office:value="6430" calcext:value-type="float">
            <text:p>643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1_MHB2_OUT_B2_HG1_OPA_PS_LG3_LG4_FAILED</text:p>
          </table:table-cell>
          <table:table-cell table:style-name="Default" office:value-type="float" office:value="6435" calcext:value-type="float">
            <text:p>643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2_OUT_B11_HG1_OPA_PS_LG3_LG4_FAILED</text:p>
          </table:table-cell>
          <table:table-cell table:style-name="Default" office:value-type="float" office:value="6440" calcext:value-type="float">
            <text:p>644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3_MHB2_OUT_B39_HG1_OPA_PS_LG3_LG4_FAILED</text:p>
          </table:table-cell>
          <table:table-cell table:style-name="Default" office:value-type="float" office:value="6445" calcext:value-type="float">
            <text:p>644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3_OUT_B11_HG1_OPA_PS_LG3_LG4_FAILED</text:p>
          </table:table-cell>
          <table:table-cell table:style-name="Default" office:value-type="float" office:value="6450" calcext:value-type="float">
            <text:p>645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1_MHB1_OUT_B41_HG1_OPA_PS_LG3_LG4_FAILED</text:p>
          </table:table-cell>
          <table:table-cell table:style-name="Default" office:value-type="float" office:value="6455" calcext:value-type="float">
            <text:p>645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1_OUT_B40_HG1_OPA_PS_LG3_LG4_FAILED</text:p>
          </table:table-cell>
          <table:table-cell table:style-name="Default" office:value-type="float" office:value="6460" calcext:value-type="float">
            <text:p>646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3_OUT_B40_HG1_OPA_PS_LG3_LG4_FAILED</text:p>
          </table:table-cell>
          <table:table-cell table:style-name="Default" office:value-type="float" office:value="6465" calcext:value-type="float">
            <text:p>646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1_MHB2_OUT_B38_HG1_OPA_PS_LG3_LG4_FAILED</text:p>
          </table:table-cell>
          <table:table-cell table:style-name="Default" office:value-type="float" office:value="6470" calcext:value-type="float">
            <text:p>647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2_OUT_B30_HG1_OPA_PS_LG3_LG4_FAILED</text:p>
          </table:table-cell>
          <table:table-cell table:style-name="Default" office:value-type="float" office:value="6475" calcext:value-type="float">
            <text:p>647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3_OUT_B30_HG1_OPA_PS_LG3_LG4_FAILED</text:p>
          </table:table-cell>
          <table:table-cell table:style-name="Default" office:value-type="float" office:value="6480" calcext:value-type="float">
            <text:p>648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1_LB_OUT_B5_HG1_OPA_PS_LG4_LG3_FAILED</text:p>
          </table:table-cell>
          <table:table-cell table:style-name="Default" office:value-type="float" office:value="6485" calcext:value-type="float">
            <text:p>648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2_LB_OUT_B28_HG1_OPA_PS_LG4_LG3_FAILED</text:p>
          </table:table-cell>
          <table:table-cell table:style-name="Default" office:value-type="float" office:value="6490" calcext:value-type="float">
            <text:p>649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3_LB_OUT_B8_HG1_OPA_PS_LG4_LG3_FAILED</text:p>
          </table:table-cell>
          <table:table-cell table:style-name="Default" office:value-type="float" office:value="6495" calcext:value-type="float">
            <text:p>649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4_LB_OUT_B13_HG1_OPA_PS_LG4_LG3_FAILED</text:p>
          </table:table-cell>
          <table:table-cell table:style-name="Default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5_LB_OUT_B20_HG1_OPA_PS_LG4_LG3_FAILED</text:p>
          </table:table-cell>
          <table:table-cell table:style-name="Default" office:value-type="float" office:value="6505" calcext:value-type="float">
            <text:p>650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1_MHB1_OUT_B40_HG1_OPA_PS_LG4_LG3_FAILED</text:p>
          </table:table-cell>
          <table:table-cell table:style-name="Default" office:value-type="float" office:value="6510" calcext:value-type="float">
            <text:p>651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1_OUT_B3_HG1_OPA_PS_LG4_LG3_FAILED</text:p>
          </table:table-cell>
          <table:table-cell table:style-name="Default" office:value-type="float" office:value="6515" calcext:value-type="float">
            <text:p>651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3_MHB1_OUT_B1_HG1_OPA_PS_LG4_LG3_FAILED</text:p>
          </table:table-cell>
          <table:table-cell table:style-name="Default" office:value-type="float" office:value="6520" calcext:value-type="float">
            <text:p>652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3_OUT_B3_HG1_OPA_PS_LG4_LG3_FAILED</text:p>
          </table:table-cell>
          <table:table-cell table:style-name="Default" office:value-type="float" office:value="6525" calcext:value-type="float">
            <text:p>652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1_MHB2_OUT_B2_HG1_OPA_PS_LG4_LG3_FAILED</text:p>
          </table:table-cell>
          <table:table-cell table:style-name="Default" office:value-type="float" office:value="6530" calcext:value-type="float">
            <text:p>653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2_OUT_B11_HG1_OPA_PS_LG4_LG3_FAILED</text:p>
          </table:table-cell>
          <table:table-cell table:style-name="Default" office:value-type="float" office:value="6535" calcext:value-type="float">
            <text:p>653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3_MHB2_OUT_B39_HG1_OPA_PS_LG4_LG3_FAILED</text:p>
          </table:table-cell>
          <table:table-cell table:style-name="Default" office:value-type="float" office:value="6540" calcext:value-type="float">
            <text:p>654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3_OUT_B11_HG1_OPA_PS_LG4_LG3_FAILED</text:p>
          </table:table-cell>
          <table:table-cell table:style-name="Default" office:value-type="float" office:value="6545" calcext:value-type="float">
            <text:p>654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1_MHB1_OUT_B41_HG1_OPA_PS_LG4_LG3_FAILED</text:p>
          </table:table-cell>
          <table:table-cell table:style-name="Default" office:value-type="float" office:value="6550" calcext:value-type="float">
            <text:p>655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1_OUT_B40_HG1_OPA_PS_LG4_LG3_FAILED</text:p>
          </table:table-cell>
          <table:table-cell table:style-name="Default" office:value-type="float" office:value="6555" calcext:value-type="float">
            <text:p>655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3_OUT_B40_HG1_OPA_PS_LG4_LG3_FAILED</text:p>
          </table:table-cell>
          <table:table-cell table:style-name="Default" office:value-type="float" office:value="6560" calcext:value-type="float">
            <text:p>656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1_MHB2_OUT_B38_HG1_OPA_PS_LG4_LG3_FAILED</text:p>
          </table:table-cell>
          <table:table-cell table:style-name="Default" office:value-type="float" office:value="6565" calcext:value-type="float">
            <text:p>656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2_OUT_B30_HG1_OPA_PS_LG4_LG3_FAILED</text:p>
          </table:table-cell>
          <table:table-cell table:style-name="Default" office:value-type="float" office:value="6570" calcext:value-type="float">
            <text:p>657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3_OUT_B30_HG1_OPA_PS_LG4_LG3_FAILED</text:p>
          </table:table-cell>
          <table:table-cell table:style-name="Default" office:value-type="float" office:value="6575" calcext:value-type="float">
            <text:p>657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1_LB_OUT_B5_HG1_OPA_PS_HG1_LG3_FAILED</text:p>
          </table:table-cell>
          <table:table-cell table:style-name="Default" office:value-type="float" office:value="6580" calcext:value-type="float">
            <text:p>658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2_LB_OUT_B28_HG1_OPA_PS_HG1_LG3_FAILED</text:p>
          </table:table-cell>
          <table:table-cell table:style-name="Default" office:value-type="float" office:value="6585" calcext:value-type="float">
            <text:p>658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3_LB_OUT_B8_HG1_OPA_PS_HG1_LG3_FAILED</text:p>
          </table:table-cell>
          <table:table-cell table:style-name="Default" office:value-type="float" office:value="6590" calcext:value-type="float">
            <text:p>659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4_LB_OUT_B13_HG1_OPA_PS_HG1_LG3_FAILED</text:p>
          </table:table-cell>
          <table:table-cell table:style-name="Default" office:value-type="float" office:value="6595" calcext:value-type="float">
            <text:p>659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5_LB_OUT_B20_HG1_OPA_PS_HG1_LG3_FAILED</text:p>
          </table:table-cell>
          <table:table-cell table:style-name="Default" office:value-type="float" office:value="6600" calcext:value-type="float">
            <text:p>660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1_MHB1_OUT_B40_HG1_OPA_PS_HG1_LG3_FAILED</text:p>
          </table:table-cell>
          <table:table-cell table:style-name="Default" office:value-type="float" office:value="6605" calcext:value-type="float">
            <text:p>660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1_OUT_B3_HG1_OPA_PS_HG1_LG3_FAILED</text:p>
          </table:table-cell>
          <table:table-cell table:style-name="Default" office:value-type="float" office:value="6610" calcext:value-type="float">
            <text:p>661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3_MHB1_OUT_B1_HG1_OPA_PS_HG1_LG3_FAILED</text:p>
          </table:table-cell>
          <table:table-cell table:style-name="Default" office:value-type="float" office:value="6615" calcext:value-type="float">
            <text:p>661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3_OUT_B3_HG1_OPA_PS_HG1_LG3_FAILED</text:p>
          </table:table-cell>
          <table:table-cell table:style-name="Default" office:value-type="float" office:value="6620" calcext:value-type="float">
            <text:p>662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1_MHB2_OUT_B2_HG1_OPA_PS_HG1_LG3_FAILED</text:p>
          </table:table-cell>
          <table:table-cell table:style-name="Default" office:value-type="float" office:value="6625" calcext:value-type="float">
            <text:p>662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2_OUT_B11_HG1_OPA_PS_HG1_LG3_FAILED</text:p>
          </table:table-cell>
          <table:table-cell table:style-name="Default" office:value-type="float" office:value="6630" calcext:value-type="float">
            <text:p>663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3_MHB2_OUT_B39_HG1_OPA_PS_HG1_LG3_FAILED</text:p>
          </table:table-cell>
          <table:table-cell table:style-name="Default" office:value-type="float" office:value="6635" calcext:value-type="float">
            <text:p>663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3_OUT_B11_HG1_OPA_PS_HG1_LG3_FAILED</text:p>
          </table:table-cell>
          <table:table-cell table:style-name="Default" office:value-type="float" office:value="6640" calcext:value-type="float">
            <text:p>664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1_MHB1_OUT_B41_HG1_OPA_PS_HG1_LG3_FAILED</text:p>
          </table:table-cell>
          <table:table-cell table:style-name="Default" office:value-type="float" office:value="6645" calcext:value-type="float">
            <text:p>664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1_OUT_B40_HG1_OPA_PS_HG1_LG3_FAILED</text:p>
          </table:table-cell>
          <table:table-cell table:style-name="Default" office:value-type="float" office:value="6650" calcext:value-type="float">
            <text:p>665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3_OUT_B40_HG1_OPA_PS_HG1_LG3_FAILED</text:p>
          </table:table-cell>
          <table:table-cell table:style-name="Default" office:value-type="float" office:value="6655" calcext:value-type="float">
            <text:p>665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1_MHB2_OUT_B38_HG1_OPA_PS_HG1_LG3_FAILED</text:p>
          </table:table-cell>
          <table:table-cell table:style-name="Default" office:value-type="float" office:value="6660" calcext:value-type="float">
            <text:p>666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2_OUT_B30_HG1_OPA_PS_HG1_LG3_FAILED</text:p>
          </table:table-cell>
          <table:table-cell table:style-name="Default" office:value-type="float" office:value="6665" calcext:value-type="float">
            <text:p>666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3_OUT_B30_HG1_OPA_PS_HG1_LG3_FAILED</text:p>
          </table:table-cell>
          <table:table-cell table:style-name="Default" office:value-type="float" office:value="6670" calcext:value-type="float">
            <text:p>667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1_LB_OUT_B5_HG1_OPA_PS_LG3_HG1_FAILED</text:p>
          </table:table-cell>
          <table:table-cell table:style-name="Default" office:value-type="float" office:value="6675" calcext:value-type="float">
            <text:p>667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2_LB_OUT_B28_HG1_OPA_PS_LG3_HG1_FAILED</text:p>
          </table:table-cell>
          <table:table-cell table:style-name="Default" office:value-type="float" office:value="6680" calcext:value-type="float">
            <text:p>668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3_LB_OUT_B8_HG1_OPA_PS_LG3_HG1_FAILED</text:p>
          </table:table-cell>
          <table:table-cell table:style-name="Default" office:value-type="float" office:value="6685" calcext:value-type="float">
            <text:p>668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4_LB_OUT_B13_HG1_OPA_PS_LG3_HG1_FAILED</text:p>
          </table:table-cell>
          <table:table-cell table:style-name="Default" office:value-type="float" office:value="6690" calcext:value-type="float">
            <text:p>669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1_IN5_LB_OUT_B20_HG1_OPA_PS_LG3_HG1_FAILED</text:p>
          </table:table-cell>
          <table:table-cell table:style-name="Default" office:value-type="float" office:value="6695" calcext:value-type="float">
            <text:p>669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1_MHB1_OUT_B40_HG1_OPA_PS_LG3_HG1_FAILED</text:p>
          </table:table-cell>
          <table:table-cell table:style-name="Default" office:value-type="float" office:value="6700" calcext:value-type="float">
            <text:p>670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1_OUT_B3_HG1_OPA_PS_LG3_HG1_FAILED</text:p>
          </table:table-cell>
          <table:table-cell table:style-name="Default" office:value-type="float" office:value="6705" calcext:value-type="float">
            <text:p>670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3_MHB1_OUT_B1_HG1_OPA_PS_LG3_HG1_FAILED</text:p>
          </table:table-cell>
          <table:table-cell table:style-name="Default" office:value-type="float" office:value="6710" calcext:value-type="float">
            <text:p>671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1_IN2_MHB3_OUT_B3_HG1_OPA_PS_LG3_HG1_FAILED</text:p>
          </table:table-cell>
          <table:table-cell table:style-name="Default" office:value-type="float" office:value="6715" calcext:value-type="float">
            <text:p>671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1_MHB2_OUT_B2_HG1_OPA_PS_LG3_HG1_FAILED</text:p>
          </table:table-cell>
          <table:table-cell table:style-name="Default" office:value-type="float" office:value="6720" calcext:value-type="float">
            <text:p>672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2_OUT_B11_HG1_OPA_PS_LG3_HG1_FAILED</text:p>
          </table:table-cell>
          <table:table-cell table:style-name="Default" office:value-type="float" office:value="6725" calcext:value-type="float">
            <text:p>672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3_MHB2_OUT_B39_HG1_OPA_PS_LG3_HG1_FAILED</text:p>
          </table:table-cell>
          <table:table-cell table:style-name="Default" office:value-type="float" office:value="6730" calcext:value-type="float">
            <text:p>673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2_IN2_MHB3_OUT_B11_HG1_OPA_PS_LG3_HG1_FAILED</text:p>
          </table:table-cell>
          <table:table-cell table:style-name="Default" office:value-type="float" office:value="6735" calcext:value-type="float">
            <text:p>673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1_MHB1_OUT_B41_HG1_OPA_PS_LG3_HG1_FAILED</text:p>
          </table:table-cell>
          <table:table-cell table:style-name="Default" office:value-type="float" office:value="6740" calcext:value-type="float">
            <text:p>674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1_OUT_B40_HG1_OPA_PS_LG3_HG1_FAILED</text:p>
          </table:table-cell>
          <table:table-cell table:style-name="Default" office:value-type="float" office:value="6745" calcext:value-type="float">
            <text:p>674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1_IN2_MHB3_OUT_B40_HG1_OPA_PS_LG3_HG1_FAILED</text:p>
          </table:table-cell>
          <table:table-cell table:style-name="Default" office:value-type="float" office:value="6750" calcext:value-type="float">
            <text:p>675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1_MHB2_OUT_B38_HG1_OPA_PS_LG3_HG1_FAILED</text:p>
          </table:table-cell>
          <table:table-cell table:style-name="Default" office:value-type="float" office:value="6755" calcext:value-type="float">
            <text:p>675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2_OUT_B30_HG1_OPA_PS_LG3_HG1_FAILED</text:p>
          </table:table-cell>
          <table:table-cell table:style-name="Default" office:value-type="float" office:value="6760" calcext:value-type="float">
            <text:p>676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2_IN2_MHB3_OUT_B30_HG1_OPA_PS_LG3_HG1_FAILED</text:p>
          </table:table-cell>
          <table:table-cell table:style-name="Default" office:value-type="float" office:value="6765" calcext:value-type="float">
            <text:p>676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LB1_IN1_LB_OUT_B5_InDeltaLoss_FAILED</text:p>
          </table:table-cell>
          <table:table-cell table:style-name="Default" office:value-type="float" office:value="7000" calcext:value-type="float">
            <text:p>700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InDeltaLoss_FAILED</text:p>
          </table:table-cell>
          <table:table-cell table:style-name="Default" office:value-type="float" office:value="7010" calcext:value-type="float">
            <text:p>701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InDeltaLoss_FAILED</text:p>
          </table:table-cell>
          <table:table-cell table:style-name="Default" office:value-type="float" office:value="7020" calcext:value-type="float">
            <text:p>702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InDeltaLoss_FAILED</text:p>
          </table:table-cell>
          <table:table-cell table:style-name="Default" office:value-type="float" office:value="7030" calcext:value-type="float">
            <text:p>703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InDeltaLoss_FAILED</text:p>
          </table:table-cell>
          <table:table-cell table:style-name="Default" office:value-type="float" office:value="7040" calcext:value-type="float">
            <text:p>704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InDeltaLoss_FAILED</text:p>
          </table:table-cell>
          <table:table-cell table:style-name="Default" office:value-type="float" office:value="7050" calcext:value-type="float">
            <text:p>705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InDeltaLoss_FAILED</text:p>
          </table:table-cell>
          <table:table-cell table:style-name="Default" office:value-type="float" office:value="7060" calcext:value-type="float">
            <text:p>706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InDeltaLoss_FAILED</text:p>
          </table:table-cell>
          <table:table-cell table:style-name="Default" office:value-type="float" office:value="7070" calcext:value-type="float">
            <text:p>707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3_OUT_B3_InDeltaLoss_FAILED</text:p>
          </table:table-cell>
          <table:table-cell table:style-name="Default" office:value-type="float" office:value="7080" calcext:value-type="float">
            <text:p>708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InDeltaLoss_FAILED</text:p>
          </table:table-cell>
          <table:table-cell table:style-name="Default" office:value-type="float" office:value="7090" calcext:value-type="float">
            <text:p>709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InDeltaLoss_FAILED</text:p>
          </table:table-cell>
          <table:table-cell table:style-name="Default" office:value-type="float" office:value="7100" calcext:value-type="float">
            <text:p>710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InDeltaLoss_FAILED</text:p>
          </table:table-cell>
          <table:table-cell table:style-name="Default" office:value-type="float" office:value="7110" calcext:value-type="float">
            <text:p>711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3_OUT_B11_InDeltaLoss_FAILED</text:p>
          </table:table-cell>
          <table:table-cell table:style-name="Default" office:value-type="float" office:value="7120" calcext:value-type="float">
            <text:p>712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InDeltaLoss_FAILED</text:p>
          </table:table-cell>
          <table:table-cell table:style-name="Default" office:value-type="float" office:value="7130" calcext:value-type="float">
            <text:p>713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InDeltaLoss_FAILED</text:p>
          </table:table-cell>
          <table:table-cell table:style-name="Default" office:value-type="float" office:value="7140" calcext:value-type="float">
            <text:p>714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3_OUT_B40_InDeltaLoss_FAILED</text:p>
          </table:table-cell>
          <table:table-cell table:style-name="Default" office:value-type="float" office:value="7150" calcext:value-type="float">
            <text:p>715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InDeltaLoss_FAILED</text:p>
          </table:table-cell>
          <table:table-cell table:style-name="Default" office:value-type="float" office:value="7160" calcext:value-type="float">
            <text:p>716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InDeltaLoss_FAILED</text:p>
          </table:table-cell>
          <table:table-cell table:style-name="Default" office:value-type="float" office:value="7170" calcext:value-type="float">
            <text:p>717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3_OUT_B30_InDeltaLoss_FAILED</text:p>
          </table:table-cell>
          <table:table-cell table:style-name="Default" office:value-type="float" office:value="7180" calcext:value-type="float">
            <text:p>718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X_IN1_MHB3_OUT_B23_InDeltaLoss_FAILED</text:p>
          </table:table-cell>
          <table:table-cell table:style-name="Default" office:value-type="float" office:value="7190" calcext:value-type="float">
            <text:p>719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/>
          <table:table-cell table:style-name="ce1"/>
          <table:table-cell table:number-columns-repeated="1021"/>
        </table:table-row>
        <table:table-row table:style-name="ro1">
          <table:table-cell table:style-name="ce3" office:value-type="string" calcext:value-type="string">
            <text:p>LB1_IN1_LB_OUT_B5_OutDeltaLoss_FAILED</text:p>
          </table:table-cell>
          <table:table-cell table:style-name="Default" office:value-type="float" office:value="7200" calcext:value-type="float">
            <text:p>720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OutDeltaLoss_FAILED</text:p>
          </table:table-cell>
          <table:table-cell table:style-name="Default" office:value-type="float" office:value="7210" calcext:value-type="float">
            <text:p>721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OutDeltaLoss_FAILED</text:p>
          </table:table-cell>
          <table:table-cell table:style-name="Default" office:value-type="float" office:value="7220" calcext:value-type="float">
            <text:p>722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OutDeltaLoss_FAILED</text:p>
          </table:table-cell>
          <table:table-cell table:style-name="Default" office:value-type="float" office:value="7230" calcext:value-type="float">
            <text:p>723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OutDeltaLoss_FAILED</text:p>
          </table:table-cell>
          <table:table-cell table:style-name="Default" office:value-type="float" office:value="7240" calcext:value-type="float">
            <text:p>724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OutDeltaLoss_FAILED</text:p>
          </table:table-cell>
          <table:table-cell table:style-name="Default" office:value-type="float" office:value="7250" calcext:value-type="float">
            <text:p>725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OutDeltaLoss_FAILED</text:p>
          </table:table-cell>
          <table:table-cell table:style-name="Default" office:value-type="float" office:value="7260" calcext:value-type="float">
            <text:p>726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OutDeltaLoss_FAILED</text:p>
          </table:table-cell>
          <table:table-cell table:style-name="Default" office:value-type="float" office:value="7270" calcext:value-type="float">
            <text:p>727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3_OUT_B3_OutDeltaLoss_FAILED</text:p>
          </table:table-cell>
          <table:table-cell table:style-name="Default" office:value-type="float" office:value="7280" calcext:value-type="float">
            <text:p>728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OutDeltaLoss_FAILED</text:p>
          </table:table-cell>
          <table:table-cell table:style-name="Default" office:value-type="float" office:value="7290" calcext:value-type="float">
            <text:p>729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OutDeltaLoss_FAILED</text:p>
          </table:table-cell>
          <table:table-cell table:style-name="Default" office:value-type="float" office:value="7300" calcext:value-type="float">
            <text:p>730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OutDeltaLoss_FAILED</text:p>
          </table:table-cell>
          <table:table-cell table:style-name="Default" office:value-type="float" office:value="7310" calcext:value-type="float">
            <text:p>731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3_OUT_B11_OutDeltaLoss_FAILED</text:p>
          </table:table-cell>
          <table:table-cell table:style-name="Default" office:value-type="float" office:value="7320" calcext:value-type="float">
            <text:p>732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OutDeltaLoss_FAILED</text:p>
          </table:table-cell>
          <table:table-cell table:style-name="Default" office:value-type="float" office:value="7330" calcext:value-type="float">
            <text:p>733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OutDeltaLoss_FAILED</text:p>
          </table:table-cell>
          <table:table-cell table:style-name="Default" office:value-type="float" office:value="7340" calcext:value-type="float">
            <text:p>734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3_OUT_B40_OutDeltaLoss_FAILED</text:p>
          </table:table-cell>
          <table:table-cell table:style-name="Default" office:value-type="float" office:value="7350" calcext:value-type="float">
            <text:p>735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OutDeltaLoss_FAILED</text:p>
          </table:table-cell>
          <table:table-cell table:style-name="Default" office:value-type="float" office:value="7360" calcext:value-type="float">
            <text:p>736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OutDeltaLoss_FAILED</text:p>
          </table:table-cell>
          <table:table-cell table:style-name="Default" office:value-type="float" office:value="7370" calcext:value-type="float">
            <text:p>737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3_OUT_B30_OutDeltaLoss_FAILED</text:p>
          </table:table-cell>
          <table:table-cell table:style-name="Default" office:value-type="float" office:value="7380" calcext:value-type="float">
            <text:p>738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X_IN1_MHB3_OUT_B23_OutDeltaLoss_FAILED</text:p>
          </table:table-cell>
          <table:table-cell table:style-name="Default" office:value-type="float" office:value="7390" calcext:value-type="float">
            <text:p>739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/>
          <table:table-cell table:style-name="ce1"/>
          <table:table-cell table:number-columns-repeated="1021"/>
        </table:table-row>
        <table:table-row table:style-name="ro1">
          <table:table-cell table:style-name="ce3" office:value-type="string" calcext:value-type="string">
            <text:p>LB1_IN1_LB_OUT_B5_OutDeltaLossL_FAILED</text:p>
          </table:table-cell>
          <table:table-cell table:style-name="Default" office:value-type="float" office:value="7400" calcext:value-type="float">
            <text:p>740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2_LB_OUT_B28_OutDeltaLossL_FAILED</text:p>
          </table:table-cell>
          <table:table-cell table:style-name="Default" office:value-type="float" office:value="7410" calcext:value-type="float">
            <text:p>741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3_LB_OUT_B8_OutDeltaLossL_FAILED</text:p>
          </table:table-cell>
          <table:table-cell table:style-name="Default" office:value-type="float" office:value="7420" calcext:value-type="float">
            <text:p>742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4_LB_OUT_B13_OutDeltaLossL_FAILED</text:p>
          </table:table-cell>
          <table:table-cell table:style-name="Default" office:value-type="float" office:value="7430" calcext:value-type="float">
            <text:p>743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B1_IN5_LB_OUT_B20_OutDeltaLossL_FAILED</text:p>
          </table:table-cell>
          <table:table-cell table:style-name="Default" office:value-type="float" office:value="7440" calcext:value-type="float">
            <text:p>744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1_MHB1_OUT_B40_OutDeltaLossL_FAILED</text:p>
          </table:table-cell>
          <table:table-cell table:style-name="Default" office:value-type="float" office:value="7450" calcext:value-type="float">
            <text:p>745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2_MHB1_OUT_B3_OutDeltaLossL_FAILED</text:p>
          </table:table-cell>
          <table:table-cell table:style-name="Default" office:value-type="float" office:value="7460" calcext:value-type="float">
            <text:p>746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1_IN3_MHB1_OUT_B1_OutDeltaLossL_FAILED</text:p>
          </table:table-cell>
          <table:table-cell table:style-name="Default" office:value-type="float" office:value="7470" calcext:value-type="float">
            <text:p>747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1_MHB2_OUT_B2_OutDeltaLossL_FAILED</text:p>
          </table:table-cell>
          <table:table-cell table:style-name="Default" office:value-type="float" office:value="7480" calcext:value-type="float">
            <text:p>748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2_MHB2_OUT_B11_OutDeltaLossL_FAILED</text:p>
          </table:table-cell>
          <table:table-cell table:style-name="Default" office:value-type="float" office:value="7490" calcext:value-type="float">
            <text:p>749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B2_IN3_MHB2_OUT_B39_OutDeltaLossL_FAILED</text:p>
          </table:table-cell>
          <table:table-cell table:style-name="Default" office:value-type="float" office:value="7500" calcext:value-type="float">
            <text:p>750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1_MHB1_OUT_B41_OutDeltaLossL_FAILED</text:p>
          </table:table-cell>
          <table:table-cell table:style-name="Default" office:value-type="float" office:value="7510" calcext:value-type="float">
            <text:p>751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1_IN2_MHB1_OUT_B40_OutDeltaLossL_FAILED</text:p>
          </table:table-cell>
          <table:table-cell table:style-name="Default" office:value-type="float" office:value="7520" calcext:value-type="float">
            <text:p>752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1_MHB2_OUT_B38_OutDeltaLossL_FAILED</text:p>
          </table:table-cell>
          <table:table-cell table:style-name="Default" office:value-type="float" office:value="7530" calcext:value-type="float">
            <text:p>753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B2_IN2_MHB2_OUT_B30_OutDeltaLossL_FAILED</text:p>
          </table:table-cell>
          <table:table-cell table:style-name="Default" office:value-type="float" office:value="7540" calcext:value-type="float">
            <text:p>7540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 table:number-rows-repeated="17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7223">
          <table:table-cell table:number-columns-repeated="1024"/>
        </table:table-row>
        <table:table-row table:style-name="ro4" table:number-rows-repeated="6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ardware_Bins" table:style-name="ta1">
        <table:table-column table:style-name="co10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Hardware Bin Name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_FAIL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C_FAIL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HER_FAIL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F_FAIL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_Servo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_Check_FAILED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Def_Fail</text:p>
          </table:table-cell>
          <table:table-cell office:value-type="string" calcext:value-type="string">
            <text:p>32767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" table:style-name="ta1"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number-columns-repeated="3" table:default-cell-style-name="ce1"/>
        <table:table-column table:style-name="co3" table:number-columns-repeated="1018" table:default-cell-style-name="ce1"/>
        <table:table-row table:style-name="ro2">
          <table:table-cell table:style-name="ce12" office:value-type="string" calcext:value-type="string" table:number-columns-spanned="1" table:number-rows-spanned="2">
            <text:p>Test Suite</text:p>
          </table:table-cell>
          <table:table-cell table:style-name="ce12" office:value-type="string" calcext:value-type="string" table:number-columns-spanned="1" table:number-rows-spanned="2">
            <text:p>Parameter Group Collection</text:p>
          </table:table-cell>
          <table:table-cell table:style-name="ce13" office:value-type="string" calcext:value-type="string" table:number-columns-spanned="1" table:number-rows-spanned="2">
            <text:p>Parameter</text:p>
          </table:table-cell>
          <table:table-cell office:value-type="string" calcext:value-type="string" table:number-columns-spanned="1" table:number-rows-spanned="2">
            <text:p>Value</text:p>
          </table:table-cell>
          <table:table-cell table:style-name="ce12" office:value-type="string" calcext:value-type="string" table:number-columns-spanned="1" table:number-rows-spanned="2">
            <text:p>Value</text:p>
          </table:table-cell>
          <table:table-cell table:style-name="ce12" office:value-type="string" calcext:value-type="string" table:number-columns-spanned="1" table:number-rows-spanned="2">
            <text:p>Value</text:p>
          </table:table-cell>
          <table:table-cell table:number-columns-repeated="101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2">
          <table:table-cell office:value-type="string" calcext:value-type="string">
            <text:p>Main.**</text:p>
          </table:table-cell>
          <table:table-cell/>
          <table:table-cell office:value-type="string" calcext:value-type="string">
            <text:p>messageLogLevel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n.**</text:p>
          </table:table-cell>
          <table:table-cell/>
          <table:table-cell office:value-type="string" calcext:value-type="string">
            <text:p>hiddenUploadEnabl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DF_Config" table:style-name="ta1">
        <table:table-column table:style-name="co2" table:number-columns-repeated="3" table:default-cell-style-name="ce1"/>
        <table:table-column table:style-name="co3" table:number-columns-repeated="1021" table:default-cell-style-name="ce1"/>
        <table:table-row table:style-name="ro2">
          <table:table-cell office:value-type="string" calcext:value-type="string">
            <text:p>Configur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cedPtr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11" svg:font-family="'Liberation Sans11'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2" number:min-integer-digits="1"/>
      <number:text> </number:text>
    </number:number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1" number:min-integer-digits="1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date-style style:name="N131">
      <number:month/>
      <number:text>/</number:text>
      <number:day/>
      <number:text>/</number:text>
      <number:year number:style="long"/>
    </number:date-style>
    <number:number-style style:name="N132">
      <number:number number:decimal-places="2" number:min-integer-digits="0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常规_20_3" style:display-name="常规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5:16:22.105522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wangping (AF)</meta:initial-creator>
    <meta:creation-date>2018-02-24T02:01:35Z</meta:creation-date>
    <dc:date>2018-06-25T15:50:53.402375732</dc:date>
    <meta:editing-cycles>249</meta:editing-cycles>
    <meta:editing-duration>PT14H1M58S</meta:editing-duration>
    <meta:document-statistic meta:table-count="5" meta:cell-count="3049" meta:object-count="0"/>
    <meta:user-defined meta:name="_change"/>
    <meta:user-defined meta:name="_full-control"/>
    <meta:user-defined meta:name="_readonly"/>
    <meta:user-defined meta:name="sflag">1519273402</meta:user-defined>
  </office:meta>
</office:document-meta>
</file>